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left="0.185cm" fo:margin-right="0cm" style:line-height-at-least="0.035cm" fo:text-indent="0cm" style:auto-text-indent="false">
        <style:tab-stops/>
      </style:paragraph-properties>
    </style:style>
    <style:style style:name="P2" style:family="paragraph" style:parent-style-name="Standard">
      <style:paragraph-properties fo:margin-top="0.005cm" fo:margin-bottom="0cm" style:contextual-spacing="false"/>
      <style:text-properties style:font-name="Calibri Light" fo:font-size="2pt" style:font-name-asian="Calibri Light" style:font-size-asian="2pt" style:font-name-complex="Calibri Light" style:font-size-complex="2pt"/>
    </style:style>
    <style:style style:name="P3" style:family="paragraph" style:parent-style-name="Standard">
      <style:paragraph-properties fo:margin-top="0.019cm" fo:margin-bottom="0cm" style:contextual-spacing="false"/>
      <style:text-properties style:font-name="Calibri Light" fo:font-size="1.5pt" style:font-name-asian="Calibri Light" style:font-size-asian="1.5pt" style:font-name-complex="Calibri Light" style:font-size-complex="1.5pt"/>
    </style:style>
    <style:style style:name="P4" style:family="paragraph" style:parent-style-name="Standard">
      <style:paragraph-properties fo:margin-left="1.573cm" fo:margin-right="2.212cm" fo:line-height="0.6cm" fo:text-align="center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1.573cm" fo:margin-right="2.217cm" fo:line-height="0.601cm" fo:text-align="center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573cm" fo:margin-right="2.217cm" fo:line-height="0.601cm" fo:text-align="center" style:justify-single-word="false" fo:text-indent="0cm" style:auto-text-indent="false">
        <style:tab-stops/>
      </style:paragraph-properties>
      <style:text-properties officeooo:paragraph-rsid="002e92e0"/>
    </style:style>
    <style:style style:name="P7" style:family="paragraph" style:parent-style-name="Standard" style:master-page-name="MP0">
      <style:paragraph-properties fo:margin-left="1.573cm" fo:margin-right="2.198cm" fo:line-height="1.055cm" fo:text-align="center" style:justify-single-word="false" fo:text-indent="0cm" style:auto-text-indent="false" style:page-number="auto">
        <style:tab-stops>
          <style:tab-stop style:position="0.028cm"/>
        </style:tab-stops>
      </style:paragraph-properties>
    </style:style>
    <style:style style:name="P8" style:family="paragraph" style:parent-style-name="Standard" style:list-style-name="L1">
      <style:paragraph-properties fo:margin-top="0.004cm" fo:margin-bottom="0cm" style:contextual-spacing="false">
        <style:tab-stops>
          <style:tab-stop style:position="0.002cm"/>
        </style:tab-stops>
      </style:paragraph-properties>
      <style:text-properties officeooo:paragraph-rsid="002462f3"/>
    </style:style>
    <style:style style:name="P9" style:family="paragraph" style:parent-style-name="Standard" style:list-style-name="L7">
      <style:paragraph-properties fo:margin-top="0.035cm" fo:margin-bottom="0cm" style:contextual-spacing="false">
        <style:tab-stops>
          <style:tab-stop style:position="0.002cm"/>
        </style:tab-stops>
      </style:paragraph-properties>
      <style:text-properties officeooo:paragraph-rsid="002c9de6"/>
    </style:style>
    <style:style style:name="P10" style:family="paragraph" style:parent-style-name="Standard" style:list-style-name="L7">
      <style:paragraph-properties fo:margin-top="0.097cm" fo:margin-bottom="0cm" style:contextual-spacing="false">
        <style:tab-stops>
          <style:tab-stop style:position="0.002cm"/>
        </style:tab-stops>
      </style:paragraph-properties>
      <style:text-properties officeooo:paragraph-rsid="002c9de6"/>
    </style:style>
    <style:style style:name="P11" style:family="paragraph" style:parent-style-name="Standard" style:list-style-name="L6">
      <style:paragraph-properties fo:margin-top="0.004cm" fo:margin-bottom="0cm" style:contextual-spacing="false">
        <style:tab-stops>
          <style:tab-stop style:position="0.002cm"/>
        </style:tab-stops>
      </style:paragraph-properties>
    </style:style>
    <style:style style:name="P12" style:family="paragraph" style:parent-style-name="Textkörper" style:list-style-name="L5">
      <style:paragraph-properties fo:margin-left="0cm" fo:margin-right="0.751cm" fo:margin-top="0.041cm" fo:margin-bottom="0cm" style:contextual-spacing="false" fo:line-height="106%" fo:text-indent="0cm" style:auto-text-indent="false">
        <style:tab-stops>
          <style:tab-stop style:position="0.002cm"/>
        </style:tab-stops>
      </style:paragraph-properties>
    </style:style>
    <style:style style:name="P13" style:family="paragraph" style:parent-style-name="Textkörper" style:list-style-name="L5">
      <style:paragraph-properties fo:margin-left="0cm" fo:margin-right="0.573cm" fo:margin-top="0.004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4" style:family="paragraph" style:parent-style-name="Textkörper" style:list-style-name="L5">
      <style:paragraph-properties fo:margin-left="0cm" fo:margin-right="0.573cm" fo:margin-top="0.021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5" style:family="paragraph" style:parent-style-name="Textkörper" style:list-style-name="L5">
      <style:paragraph-properties fo:margin-left="0cm" fo:margin-right="0.411cm" fo:margin-top="0.049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6" style:family="paragraph" style:parent-style-name="Textkörper" style:list-style-name="L5">
      <style:paragraph-properties fo:margin-left="0cm" fo:margin-right="0.411cm" fo:margin-top="0.021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7" style:family="paragraph" style:parent-style-name="Textkörper" style:list-style-name="L5">
      <style:paragraph-properties fo:margin-left="0cm" fo:margin-right="0.894cm" fo:margin-top="0.021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8" style:family="paragraph" style:parent-style-name="Textkörper" style:list-style-name="L5">
      <style:paragraph-properties fo:margin-left="0cm" fo:margin-right="0.751cm" fo:margin-top="0.049cm" fo:margin-bottom="0cm" style:contextual-spacing="false" fo:line-height="104%" fo:text-indent="0cm" style:auto-text-indent="false">
        <style:tab-stops>
          <style:tab-stop style:position="0.002cm"/>
        </style:tab-stops>
      </style:paragraph-properties>
    </style:style>
    <style:style style:name="P19" style:family="paragraph" style:parent-style-name="Textkörper" style:list-style-name="L5">
      <style:paragraph-properties fo:margin-left="0cm" fo:margin-right="1.224cm" fo:line-height="107%" fo:text-indent="0cm" style:auto-text-indent="false">
        <style:tab-stops>
          <style:tab-stop style:position="0.002cm"/>
        </style:tab-stops>
      </style:paragraph-properties>
    </style:style>
    <style:style style:name="P20" style:family="paragraph" style:parent-style-name="Textkörper" style:list-style-name="L5">
      <style:paragraph-properties fo:margin-left="0cm" fo:margin-right="0.751cm" fo:margin-top="0.03cm" fo:margin-bottom="0cm" style:contextual-spacing="false" fo:line-height="107%" fo:text-indent="0cm" style:auto-text-indent="false">
        <style:tab-stops>
          <style:tab-stop style:position="0.002cm"/>
        </style:tab-stops>
      </style:paragraph-properties>
    </style:style>
    <style:style style:name="P21" style:family="paragraph" style:parent-style-name="Textkörper" style:list-style-name="L5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22" style:family="paragraph" style:parent-style-name="Textkörper" style:list-style-name="L8">
      <style:paragraph-properties fo:margin-left="0cm" fo:margin-right="0cm" fo:margin-top="0cm" fo:margin-bottom="0cm" style:contextual-spacing="false" fo:text-indent="0cm" style:auto-text-indent="false">
        <style:tab-stops>
          <style:tab-stop style:position="0.002cm"/>
        </style:tab-stops>
      </style:paragraph-properties>
      <style:text-properties officeooo:paragraph-rsid="002cf39c"/>
    </style:style>
    <style:style style:name="P23" style:family="paragraph" style:parent-style-name="Überschrift_20_1" style:list-style-name="L3">
      <style:paragraph-properties>
        <style:tab-stops>
          <style:tab-stop style:position="0.002cm"/>
        </style:tab-stops>
      </style:paragraph-properties>
      <style:text-properties officeooo:paragraph-rsid="0028eb17"/>
    </style:style>
    <style:style style:name="P24" style:family="paragraph" style:parent-style-name="Überschrift_20_1" style:list-style-name="L3">
      <style:paragraph-properties fo:margin-left="0cm" fo:margin-right="0cm" fo:text-indent="0cm" style:auto-text-indent="false">
        <style:tab-stops>
          <style:tab-stop style:position="0.002cm"/>
        </style:tab-stops>
      </style:paragraph-properties>
      <style:text-properties officeooo:paragraph-rsid="00299ecd"/>
    </style:style>
    <style:style style:name="P25" style:family="paragraph" style:parent-style-name="Überschrift_20_1">
      <style:paragraph-properties fo:margin-left="0cm" fo:margin-right="0cm" fo:text-indent="0cm" style:auto-text-indent="false">
        <style:tab-stops>
          <style:tab-stop style:position="0.002cm"/>
        </style:tab-stops>
      </style:paragraph-properties>
      <style:text-properties officeooo:paragraph-rsid="00299ecd"/>
    </style:style>
    <style:style style:name="P26" style:family="paragraph" style:parent-style-name="Überschrift_20_1">
      <style:paragraph-properties fo:margin-left="0cm" fo:margin-right="0cm" fo:text-indent="0cm" style:auto-text-indent="false">
        <style:tab-stops>
          <style:tab-stop style:position="0.002cm"/>
        </style:tab-stops>
      </style:paragraph-properties>
      <style:text-properties officeooo:paragraph-rsid="002b3b3d"/>
    </style:style>
    <style:style style:name="P27" style:family="paragraph" style:parent-style-name="Überschrift_20_1" style:list-style-name="L6">
      <style:paragraph-properties>
        <style:tab-stops>
          <style:tab-stop style:position="0.002cm"/>
        </style:tab-stops>
      </style:paragraph-properties>
    </style:style>
    <style:style style:name="P28" style:family="paragraph" style:parent-style-name="Überschrift_20_2">
      <style:paragraph-properties fo:margin-left="0cm" fo:margin-right="0cm" fo:margin-top="0.037cm" fo:margin-bottom="0cm" style:contextual-spacing="false" fo:text-indent="0cm" style:auto-text-indent="false">
        <style:tab-stops>
          <style:tab-stop style:position="0.002cm"/>
          <style:tab-stop style:position="11.18cm"/>
        </style:tab-stops>
      </style:paragraph-properties>
      <style:text-properties fo:color="#3465a4" loext:opacity="100%" officeooo:paragraph-rsid="0021fed4"/>
    </style:style>
    <style:style style:name="P29" style:family="paragraph" style:parent-style-name="Überschrift_20_2">
      <style:paragraph-properties fo:margin-left="0cm" fo:margin-right="0cm" fo:margin-top="0.037cm" fo:margin-bottom="0cm" style:contextual-spacing="false" fo:text-indent="0cm" style:auto-text-indent="false">
        <style:tab-stops>
          <style:tab-stop style:position="0.002cm"/>
          <style:tab-stop style:position="11.18cm"/>
        </style:tab-stops>
      </style:paragraph-properties>
      <style:text-properties fo:color="#3465a4" loext:opacity="100%" fo:font-weight="bold" officeooo:rsid="00279d1e" officeooo:paragraph-rsid="00279d1e" style:font-weight-asian="bold" style:font-weight-complex="bold"/>
    </style:style>
    <style:style style:name="P30" style:family="paragraph" style:parent-style-name="Überschrift_20_2">
      <style:paragraph-properties fo:margin-left="0cm" fo:margin-right="0cm" fo:margin-top="0.037cm" fo:margin-bottom="0cm" style:contextual-spacing="false" fo:text-indent="0cm" style:auto-text-indent="false">
        <style:tab-stops>
          <style:tab-stop style:position="0.002cm"/>
          <style:tab-stop style:position="11.18cm"/>
        </style:tab-stops>
      </style:paragraph-properties>
      <style:text-properties fo:font-size="9pt" fo:font-weight="normal" officeooo:paragraph-rsid="0021fed4" style:font-size-asian="9pt" style:font-weight-asian="normal" style:font-size-complex="9pt" style:font-weight-complex="normal"/>
    </style:style>
    <style:style style:name="P31" style:family="paragraph" style:parent-style-name="Überschrift_20_2" style:list-style-name="L2">
      <style:paragraph-properties fo:margin-top="0.037cm" fo:margin-bottom="0cm" style:contextual-spacing="false">
        <style:tab-stops>
          <style:tab-stop style:position="0.002cm"/>
          <style:tab-stop style:position="11.18cm"/>
        </style:tab-stops>
      </style:paragraph-properties>
      <style:text-properties fo:font-size="9pt" fo:font-weight="normal" officeooo:rsid="002889c6" officeooo:paragraph-rsid="002889c6" style:font-size-asian="9pt" style:font-weight-asian="normal" style:font-size-complex="9pt" style:font-weight-complex="normal"/>
    </style:style>
    <style:style style:name="P32" style:family="paragraph" style:parent-style-name="Überschrift_20_2" style:list-style-name="L2">
      <style:paragraph-properties fo:margin-top="0.037cm" fo:margin-bottom="0cm" style:contextual-spacing="false">
        <style:tab-stops>
          <style:tab-stop style:position="0.002cm"/>
          <style:tab-stop style:position="11.18cm"/>
        </style:tab-stops>
      </style:paragraph-properties>
      <style:text-properties fo:font-size="9pt" fo:font-style="normal" officeooo:paragraph-rsid="002889c6" style:font-size-asian="9pt" style:font-style-asian="normal" style:font-size-complex="9pt"/>
    </style:style>
    <style:style style:name="P33" style:family="paragraph" style:parent-style-name="Überschrift_20_2" style:list-style-name="L2">
      <style:paragraph-properties fo:margin-top="0.037cm" fo:margin-bottom="0cm" style:contextual-spacing="false">
        <style:tab-stops>
          <style:tab-stop style:position="0.002cm"/>
          <style:tab-stop style:position="11.18cm"/>
        </style:tab-stops>
      </style:paragraph-properties>
      <style:text-properties fo:font-size="9pt" fo:font-style="normal" fo:font-weight="normal" officeooo:rsid="002889c6" officeooo:paragraph-rsid="002889c6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Überschrift_20_2">
      <style:paragraph-properties fo:margin-left="0cm" fo:margin-right="0cm" fo:margin-top="0.037cm" fo:margin-bottom="0cm" style:contextual-spacing="false" fo:text-indent="0cm" style:auto-text-indent="false">
        <style:tab-stops>
          <style:tab-stop style:position="0.002cm"/>
          <style:tab-stop style:position="11.18cm"/>
        </style:tab-stops>
      </style:paragraph-properties>
      <style:text-properties officeooo:paragraph-rsid="00279d1e"/>
    </style:style>
    <style:style style:name="P35" style:family="paragraph" style:parent-style-name="Überschrift_20_2" style:list-style-name="L4">
      <style:paragraph-properties fo:margin-top="0.035cm" fo:margin-bottom="0cm" style:contextual-spacing="false">
        <style:tab-stops>
          <style:tab-stop style:position="0.002cm"/>
        </style:tab-stops>
      </style:paragraph-properties>
    </style:style>
    <style:style style:name="P36" style:family="paragraph" style:parent-style-name="Überschrift_20_2" style:list-style-name="L4">
      <style:paragraph-properties>
        <style:tab-stops>
          <style:tab-stop style:position="0.002cm"/>
        </style:tab-stops>
      </style:paragraph-properties>
    </style:style>
    <style:style style:name="P37" style:family="paragraph">
      <loext:graphic-properties draw:fill="none"/>
      <style:paragraph-properties style:writing-mode="lr-tb"/>
    </style:style>
    <style:style style:name="T1" style:family="text">
      <style:text-properties fo:color="#4471c4" loext:opacity="100%" style:font-name="Calibri Light" fo:font-size="26pt" fo:letter-spacing="-0.025cm" fo:font-weight="bold" style:font-size-asian="26pt" style:font-weight-asian="bold" style:font-weight-complex="bold"/>
    </style:style>
    <style:style style:name="T2" style:family="text">
      <style:text-properties fo:color="#4471c4" loext:opacity="100%" style:font-name="Calibri Light" fo:font-size="26pt" fo:letter-spacing="-0.069cm" fo:font-weight="bold" style:font-size-asian="26pt" style:font-weight-asian="bold" style:font-weight-complex="bold"/>
    </style:style>
    <style:style style:name="T3" style:family="text">
      <style:text-properties fo:color="#4471c4" loext:opacity="100%" style:font-name="Calibri Light" fo:font-size="26pt" fo:letter-spacing="-0.018cm" fo:font-weight="bold" style:font-size-asian="26pt" style:font-weight-asian="bold" style:font-weight-complex="bold"/>
    </style:style>
    <style:style style:name="T4" style:family="text">
      <style:text-properties fo:color="#1f3863" loext:opacity="100%" style:font-name="Calibri" fo:font-size="10.5pt" fo:letter-spacing="-0.002cm" style:font-size-asian="10.5pt" style:font-size-complex="10.5pt"/>
    </style:style>
    <style:style style:name="T5" style:family="text">
      <style:text-properties fo:color="#1f3863" loext:opacity="100%" style:font-name="Calibri" fo:font-size="10.5pt" fo:letter-spacing="-0.025cm" style:font-size-asian="10.5pt" style:font-size-complex="10.5pt"/>
    </style:style>
    <style:style style:name="T6" style:family="text">
      <style:text-properties fo:color="#1f3863" loext:opacity="100%" style:font-name="Calibri" fo:font-size="10.5pt" fo:letter-spacing="-0.012cm" style:font-size-asian="10.5pt" style:font-size-complex="10.5pt"/>
    </style:style>
    <style:style style:name="T7" style:family="text">
      <style:text-properties fo:color="#1f3863" loext:opacity="100%" style:font-name="Calibri" fo:font-size="10.5pt" style:font-size-asian="10.5pt" style:font-size-complex="10.5pt"/>
    </style:style>
    <style:style style:name="T8" style:family="text">
      <style:text-properties fo:color="#1f3863" loext:opacity="100%" style:font-name="Calibri" fo:font-size="10.5pt" fo:letter-spacing="-0.019cm" style:font-size-asian="10.5pt" style:font-size-complex="10.5pt"/>
    </style:style>
    <style:style style:name="T9" style:family="text">
      <style:text-properties fo:color="#1f3863" loext:opacity="100%" style:font-name="Calibri" fo:font-size="10.5pt" fo:letter-spacing="-0.023cm" style:font-size-asian="10.5pt" style:font-size-complex="10.5pt"/>
    </style:style>
    <style:style style:name="T10" style:family="text">
      <style:text-properties fo:color="#1f3863" loext:opacity="100%" style:font-name="Calibri" fo:font-size="10.5pt" fo:letter-spacing="-0.018cm" style:font-size-asian="10.5pt" style:font-size-complex="10.5pt"/>
    </style:style>
    <style:style style:name="T11" style:family="text">
      <style:text-properties fo:color="#1f3863" loext:opacity="100%" style:font-name="Calibri" fo:font-size="10.5pt" fo:letter-spacing="-0.018cm" officeooo:rsid="002e92e0" style:font-size-asian="10.5pt" style:font-size-complex="10.5pt"/>
    </style:style>
    <style:style style:name="T12" style:family="text">
      <style:text-properties fo:color="#1f3863" loext:opacity="100%" style:font-name="Calibri" fo:font-size="10.5pt" fo:letter-spacing="-0.018cm" officeooo:rsid="002fb064" style:font-size-asian="10.5pt" style:font-size-complex="10.5pt"/>
    </style:style>
    <style:style style:name="T13" style:family="text">
      <style:text-properties fo:color="#0462c1" loext:opacity="100%" style:font-name="Calibri" fo:font-size="10.5pt" fo:letter-spacing="-0.002cm" style:text-underline-style="solid" style:text-underline-width="bold" style:text-underline-color="#0462c1" style:text-underline-mode="continuous" style:text-overline-mode="continuous" style:text-line-through-mode="continuous" style:font-size-asian="10.5pt" style:font-size-complex="10.5pt"/>
    </style:style>
    <style:style style:name="T14" style:family="text">
      <style:text-properties fo:color="#0462c1" loext:opacity="100%" style:font-name="Calibri" fo:font-size="10.5pt" fo:letter-spacing="-0.018cm" style:text-underline-style="solid" style:text-underline-width="bold" style:text-underline-color="#0462c1" style:text-underline-mode="continuous" style:text-overline-mode="continuous" style:text-line-through-mode="continuous" style:font-size-asian="10.5pt" style:font-size-complex="10.5pt"/>
    </style:style>
    <style:style style:name="T15" style:family="text">
      <style:text-properties fo:color="#0462c1" loext:opacity="100%" fo:font-size="9pt" style:font-size-asian="9pt" style:font-size-complex="9pt"/>
    </style:style>
    <style:style style:name="T16" style:family="text">
      <style:text-properties fo:color="#0462c1" loext:opacity="100%" fo:font-size="9pt" fo:letter-spacing="-0.004cm" style:text-underline-style="solid" style:text-underline-width="auto" style:text-underline-color="#0462c1" style:text-underline-mode="continuous" style:text-overline-mode="continuous" style:text-line-through-mode="continuous" style:font-size-asian="9pt" style:font-size-complex="9pt"/>
    </style:style>
    <style:style style:name="T17" style:family="text">
      <style:text-properties style:font-name="Calibri" fo:font-size="1pt" style:font-name-asian="Calibri" style:font-size-asian="1pt" style:font-name-complex="Calibri" style:font-size-complex="1pt"/>
    </style:style>
    <style:style style:name="T18" style:family="text">
      <style:text-properties fo:color="#2e5395" loext:opacity="100%" style:font-name="Calibri Light" fo:font-size="16pt" fo:letter-spacing="-0.004cm" fo:font-weight="bold" style:font-size-asian="16pt" style:font-weight-asian="bold" style:font-weight-complex="bold"/>
    </style:style>
    <style:style style:name="T19" style:family="text">
      <style:text-properties fo:color="#2e5395" loext:opacity="100%" fo:letter-spacing="-0.004cm" fo:font-weight="bold" style:font-weight-asian="bold" style:font-weight-complex="bold"/>
    </style:style>
    <style:style style:name="T20" style:family="text">
      <style:text-properties fo:color="#2e5395" loext:opacity="100%" fo:letter-spacing="-0.004cm" fo:font-weight="bold" officeooo:rsid="0028eb17" style:font-weight-asian="bold" style:font-weight-complex="bold"/>
    </style:style>
    <style:style style:name="T21" style:family="text">
      <style:text-properties fo:color="#2e5395" loext:opacity="100%" fo:letter-spacing="-0.004cm" fo:font-weight="bold" officeooo:rsid="002c9de6" style:font-weight-asian="bold" style:font-weight-complex="bold"/>
    </style:style>
    <style:style style:name="T22" style:family="text">
      <style:text-properties fo:color="#2e5395" loext:opacity="100%" fo:letter-spacing="-0.007cm" fo:font-weight="bold" style:font-weight-asian="bold" style:font-weight-complex="bold"/>
    </style:style>
    <style:style style:name="T23" style:family="text">
      <style:text-properties fo:color="#2e5395" loext:opacity="100%" fo:letter-spacing="-0.005cm" fo:font-weight="bold" style:font-weight-asian="bold" style:font-weight-complex="bold"/>
    </style:style>
    <style:style style:name="T24" style:family="text">
      <style:text-properties fo:color="#2e5395" loext:opacity="100%" fo:letter-spacing="-0.055cm" fo:font-weight="bold" style:font-weight-asian="bold" style:font-weight-complex="bold"/>
    </style:style>
    <style:style style:name="T25" style:family="text">
      <style:text-properties fo:color="#2e5395" loext:opacity="100%" fo:letter-spacing="0.002cm" fo:font-weight="bold" style:font-weight-asian="bold" style:font-weight-complex="bold"/>
    </style:style>
    <style:style style:name="T26" style:family="text">
      <style:text-properties fo:color="#2e5395" loext:opacity="100%" fo:letter-spacing="-0.009cm" fo:font-weight="bold" style:font-weight-asian="bold" style:font-weight-complex="bold"/>
    </style:style>
    <style:style style:name="T27" style:family="text">
      <style:text-properties fo:color="#2e5395" loext:opacity="100%" fo:font-size="10.5pt" fo:letter-spacing="-0.004cm" style:font-size-asian="10.5pt" style:font-size-complex="10.5pt"/>
    </style:style>
    <style:style style:name="T28" style:family="text">
      <style:text-properties fo:color="#2e5395" loext:opacity="100%" fo:font-size="10.5pt" fo:letter-spacing="-0.002cm" style:font-size-asian="10.5pt" style:font-size-complex="10.5pt"/>
    </style:style>
    <style:style style:name="T29" style:family="text">
      <style:text-properties fo:color="#2e5395" loext:opacity="100%" fo:font-size="10.5pt" fo:letter-spacing="0.009cm" style:font-size-asian="10.5pt" style:font-size-complex="10.5pt"/>
    </style:style>
    <style:style style:name="T30" style:family="text">
      <style:text-properties fo:color="#2e5395" loext:opacity="100%" fo:font-size="10.5pt" fo:letter-spacing="-0.007cm" style:font-size-asian="10.5pt" style:font-size-complex="10.5pt"/>
    </style:style>
    <style:style style:name="T31" style:family="text">
      <style:text-properties fo:color="#2e5395" loext:opacity="100%" fo:font-size="10.5pt" fo:letter-spacing="-0.005cm" style:font-size-asian="10.5pt" style:font-size-complex="10.5pt"/>
    </style:style>
    <style:style style:name="T32" style:family="text">
      <style:text-properties fo:color="#2e5395" loext:opacity="100%" fo:font-size="10.5pt" fo:letter-spacing="0.014cm" style:font-size-asian="10.5pt" style:font-size-complex="10.5pt"/>
    </style:style>
    <style:style style:name="T33" style:family="text">
      <style:text-properties fo:color="#2e5395" loext:opacity="100%" fo:font-size="10.5pt" fo:letter-spacing="0.007cm" style:font-size-asian="10.5pt" style:font-size-complex="10.5pt"/>
    </style:style>
    <style:style style:name="T34" style:family="text">
      <style:text-properties fo:color="#2e5395" loext:opacity="100%" fo:font-weight="bold" style:font-weight-asian="bold" style:font-weight-complex="bold"/>
    </style:style>
    <style:style style:name="T35" style:family="text">
      <style:text-properties style:font-name="Calibri Light" fo:font-size="1pt" style:font-name-asian="Calibri Light" style:font-size-asian="1pt" style:font-name-complex="Calibri Light" style:font-size-complex="1pt"/>
    </style:style>
    <style:style style:name="T36" style:family="text">
      <style:text-properties style:font-name="Calibri Light" fo:font-size="12pt" fo:letter-spacing="-0.005cm" fo:font-weight="bold" style:font-size-asian="12pt" style:font-weight-asian="bold"/>
    </style:style>
    <style:style style:name="T37" style:family="text">
      <style:text-properties style:font-name="Calibri Light" fo:font-size="10pt" fo:letter-spacing="0.011cm" fo:font-weight="normal" officeooo:rsid="002c9de6" style:font-size-asian="10pt" style:font-weight-asian="normal" style:font-size-complex="10pt" style:font-weight-complex="normal"/>
    </style:style>
    <style:style style:name="T38" style:family="text">
      <style:text-properties style:font-name="Calibri Light" fo:font-size="10.5pt" fo:letter-spacing="-0.005cm" fo:font-weight="bold" style:font-size-asian="10.5pt" style:font-weight-asian="bold" style:font-size-complex="10.5pt"/>
    </style:style>
    <style:style style:name="T39" style:family="text">
      <style:text-properties style:font-name="Calibri Light" fo:font-size="10.5pt" fo:letter-spacing="0.014cm" fo:font-weight="bold" style:font-size-asian="10.5pt" style:font-weight-asian="bold" style:font-size-complex="10.5pt"/>
    </style:style>
    <style:style style:name="T40" style:family="text">
      <style:text-properties style:font-name="Calibri Light" fo:font-size="10.5pt" fo:letter-spacing="-0.004cm" fo:font-weight="bold" style:font-size-asian="10.5pt" style:font-weight-asian="bold" style:font-size-complex="10.5pt"/>
    </style:style>
    <style:style style:name="T41" style:family="text">
      <style:text-properties style:font-name="Calibri Light" fo:font-size="10.5pt" fo:letter-spacing="-0.004cm" fo:font-weight="bold" officeooo:rsid="002c9de6" style:font-size-asian="10.5pt" style:font-weight-asian="bold" style:font-size-complex="10.5pt"/>
    </style:style>
    <style:style style:name="T42" style:family="text">
      <style:text-properties style:font-name="Calibri Light" fo:font-size="10.5pt" fo:letter-spacing="0.007cm" fo:font-weight="bold" style:font-size-asian="10.5pt" style:font-weight-asian="bold" style:font-size-complex="10.5pt"/>
    </style:style>
    <style:style style:name="T43" style:family="text">
      <style:text-properties style:font-name="Calibri Light" fo:font-size="10.5pt" fo:letter-spacing="0.004cm" fo:font-weight="bold" style:font-size-asian="10.5pt" style:font-weight-asian="bold" style:font-size-complex="10.5pt"/>
    </style:style>
    <style:style style:name="T44" style:family="text">
      <style:text-properties style:font-name="Calibri Light" fo:font-size="10.5pt" fo:letter-spacing="-0.002cm" fo:font-weight="bold" style:font-size-asian="10.5pt" style:font-weight-asian="bold" style:font-size-complex="10.5pt"/>
    </style:style>
    <style:style style:name="T45" style:family="text">
      <style:text-properties style:font-name="Calibri Light" fo:font-size="10.5pt" fo:letter-spacing="0.012cm" fo:font-weight="bold" style:font-size-asian="10.5pt" style:font-weight-asian="bold" style:font-size-complex="10.5pt"/>
    </style:style>
    <style:style style:name="T46" style:family="text">
      <style:text-properties style:font-name="Calibri Light" fo:font-size="10.5pt" fo:letter-spacing="-0.007cm" fo:font-weight="bold" style:font-size-asian="10.5pt" style:font-weight-asian="bold" style:font-size-complex="10.5pt"/>
    </style:style>
    <style:style style:name="T47" style:family="text">
      <style:text-properties style:font-name="Calibri Light" fo:font-size="10.5pt" fo:letter-spacing="0.011cm" fo:font-weight="bold" style:font-size-asian="10.5pt" style:font-weight-asian="bold" style:font-size-complex="10.5pt"/>
    </style:style>
    <style:style style:name="T48" style:family="text">
      <style:text-properties style:font-name="Calibri Light" fo:font-size="9pt" fo:letter-spacing="0.011cm" fo:font-weight="normal" officeooo:rsid="002c9de6" style:font-size-asian="9pt" style:font-weight-asian="normal" style:font-size-complex="9pt" style:font-weight-complex="normal"/>
    </style:style>
    <style:style style:name="T49" style:family="text">
      <style:text-properties style:font-name="Calibri Light" fo:font-size="9pt" fo:letter-spacing="0.011cm" fo:font-weight="normal" officeooo:rsid="002cf39c" style:font-size-asian="9pt" style:font-weight-asian="normal" style:font-size-complex="9pt" style:font-weight-complex="normal"/>
    </style:style>
    <style:style style:name="T50" style:family="text">
      <style:text-properties style:font-name="Calibri Light" fo:font-size="9pt" fo:letter-spacing="-0.004cm" fo:font-weight="normal" style:font-size-asian="9pt" style:font-weight-asian="normal" style:font-size-complex="9pt" style:font-weight-complex="normal"/>
    </style:style>
    <style:style style:name="T51" style:family="text">
      <style:text-properties style:font-name="Calibri Light" fo:font-size="9pt" fo:letter-spacing="0.018cm" fo:font-weight="normal" style:font-size-asian="9pt" style:font-weight-asian="normal" style:font-size-complex="9pt" style:font-weight-complex="normal"/>
    </style:style>
    <style:style style:name="T52" style:family="text">
      <style:text-properties style:font-name="Calibri Light" fo:font-size="9pt" fo:letter-spacing="-0.005cm" fo:font-weight="normal" style:font-size-asian="9pt" style:font-weight-asian="normal" style:font-size-complex="9pt" style:font-weight-complex="normal"/>
    </style:style>
    <style:style style:name="T53" style:family="text">
      <style:text-properties style:font-name="Calibri Light" fo:font-size="9pt" fo:letter-spacing="0.016cm" fo:font-weight="normal" style:font-size-asian="9pt" style:font-weight-asian="normal" style:font-size-complex="9pt" style:font-weight-complex="normal"/>
    </style:style>
    <style:style style:name="T54" style:family="text">
      <style:text-properties style:font-name="Calibri Light" fo:font-size="9pt" fo:letter-spacing="-0.009cm" fo:font-weight="normal" style:font-size-asian="9pt" style:font-weight-asian="normal" style:font-size-complex="9pt" style:font-weight-complex="normal"/>
    </style:style>
    <style:style style:name="T55" style:family="text">
      <style:text-properties style:font-name="Calibri Light" fo:font-size="9pt" fo:letter-spacing="-0.009cm" fo:font-weight="normal" officeooo:rsid="002c9de6" style:font-size-asian="9pt" style:font-weight-asian="normal" style:font-size-complex="9pt" style:font-weight-complex="normal"/>
    </style:style>
    <style:style style:name="T56" style:family="text">
      <style:text-properties style:font-name="Calibri Light" fo:font-size="9pt" fo:letter-spacing="-0.009cm" fo:font-weight="normal" officeooo:rsid="002cf39c" style:font-size-asian="9pt" style:font-weight-asian="normal" style:font-size-complex="9pt" style:font-weight-complex="normal"/>
    </style:style>
    <style:style style:name="T57" style:family="text">
      <style:text-properties style:font-name="Calibri Light" fo:font-size="9pt" fo:letter-spacing="-0.009cm" fo:font-weight="normal" officeooo:rsid="002fb064" style:font-size-asian="9pt" style:font-weight-asian="normal" style:font-size-complex="9pt" style:font-weight-complex="normal"/>
    </style:style>
    <style:style style:name="T58" style:family="text">
      <style:text-properties fo:font-size="10.5pt" style:font-size-asian="9.14999961853027pt" style:font-size-complex="10.5pt"/>
    </style:style>
    <style:style style:name="T59" style:family="text">
      <style:text-properties fo:font-size="10.5pt" officeooo:rsid="0021fed4" style:font-size-asian="9.14999961853027pt" style:font-size-complex="10.5pt"/>
    </style:style>
    <style:style style:name="T60" style:family="text">
      <style:text-properties fo:font-size="10.5pt" officeooo:rsid="0022ecbc" style:font-size-asian="9.14999961853027pt" style:font-size-complex="10.5pt"/>
    </style:style>
    <style:style style:name="T61" style:family="text">
      <style:text-properties fo:font-size="10.5pt" officeooo:rsid="002889c6" style:font-size-asian="9.14999961853027pt" style:font-size-complex="10.5pt"/>
    </style:style>
    <style:style style:name="T62" style:family="text">
      <style:text-properties fo:font-size="10.5pt" fo:font-weight="normal" officeooo:rsid="002889c6" style:font-size-asian="9.14999961853027pt" style:font-weight-asian="normal" style:font-size-complex="10.5pt" style:font-weight-complex="normal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font-size="10pt" fo:letter-spacing="-0.004cm" style:font-size-asian="10pt" style:font-size-complex="10pt"/>
    </style:style>
    <style:style style:name="T65" style:family="text">
      <style:text-properties fo:font-size="10pt" fo:letter-spacing="-0.004cm" fo:font-weight="bold" style:font-size-asian="10pt" style:font-weight-asian="bold" style:font-size-complex="10pt" style:font-weight-complex="bold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officeooo:rsid="0022ecbc"/>
    </style:style>
    <style:style style:name="T68" style:family="text">
      <style:text-properties officeooo:rsid="002462f3"/>
    </style:style>
    <style:style style:name="T69" style:family="text">
      <style:text-properties fo:font-weight="normal" officeooo:rsid="002889c6" style:font-weight-asian="normal" style:font-style-complex="normal" style:font-weight-complex="normal"/>
    </style:style>
    <style:style style:name="T70" style:family="text">
      <style:text-properties officeooo:rsid="00265a12"/>
    </style:style>
    <style:style style:name="T71" style:family="text">
      <style:text-properties fo:font-weight="bold" officeooo:rsid="002462f3" style:font-weight-asian="bold" style:font-weight-complex="bold"/>
    </style:style>
    <style:style style:name="T72" style:family="text">
      <style:text-properties fo:font-style="italic" officeooo:rsid="00265a12" style:font-style-asian="italic" style:font-style-complex="italic"/>
    </style:style>
    <style:style style:name="T73" style:family="text">
      <style:text-properties fo:font-style="italic" officeooo:rsid="0028e821" style:font-style-asian="italic" style:font-style-complex="italic"/>
    </style:style>
    <style:style style:name="T74" style:family="text">
      <style:text-properties fo:font-style="italic" style:text-underline-style="none" officeooo:rsid="00265a12" style:font-style-asian="italic" style:font-style-complex="italic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265a1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2889c6" style:font-style-asian="italic" style:font-weight-asian="bold" style:font-style-complex="italic" style:font-weight-complex="bold"/>
    </style:style>
    <style:style style:name="T78" style:family="text">
      <style:text-properties officeooo:rsid="0028e821"/>
    </style:style>
    <style:style style:name="T79" style:family="text">
      <style:text-properties style:use-window-font-color="true" loext:opacity="0%" fo:font-size="10.5pt" fo:letter-spacing="-0.004cm" fo:font-weight="bold" officeooo:rsid="00299ecd" style:font-size-asian="9.14999961853027pt" style:font-weight-asian="bold" style:font-size-complex="10.5pt" style:font-weight-complex="bold"/>
    </style:style>
    <style:style style:name="T80" style:family="text">
      <style:text-properties style:use-window-font-color="true" loext:opacity="0%" fo:font-size="9pt" fo:letter-spacing="-0.004cm" fo:font-weight="bold" officeooo:rsid="00299ecd" style:font-size-asian="9pt" style:font-weight-asian="bold" style:font-size-complex="9pt" style:font-weight-complex="bold"/>
    </style:style>
    <style:style style:name="T81" style:family="text">
      <style:text-properties style:use-window-font-color="true" loext:opacity="0%" fo:font-size="9pt" fo:letter-spacing="-0.004cm" fo:font-weight="normal" officeooo:rsid="00299ecd" style:font-size-asian="9pt" style:font-weight-asian="normal" style:font-size-complex="9pt" style:font-weight-complex="normal"/>
    </style:style>
    <style:style style:name="T82" style:family="text">
      <style:text-properties fo:font-variant="normal" fo:text-transform="none" style:use-window-font-color="true" loext:opacity="0%" style:font-name="S hne" fo:font-size="9pt" fo:letter-spacing="normal" fo:font-style="normal" fo:font-weight="normal" officeooo:rsid="0029e170" style:font-size-asian="9pt" style:font-weight-asian="normal" style:font-size-complex="9pt" style:font-weight-complex="normal"/>
    </style:style>
    <style:style style:name="T83" style:family="text">
      <style:text-properties fo:font-variant="normal" fo:text-transform="none" style:use-window-font-color="true" loext:opacity="0%" style:font-name="S hne" fo:font-size="9pt" fo:letter-spacing="normal" fo:font-style="normal" fo:font-weight="normal" officeooo:rsid="002b3b3d" style:font-size-asian="9pt" style:font-weight-asian="normal" style:font-size-complex="9pt" style:font-weight-complex="normal"/>
    </style:style>
    <style:style style:name="T84" style:family="text">
      <style:text-properties fo:font-variant="normal" fo:text-transform="none" style:use-window-font-color="true" loext:opacity="0%" style:font-name="S hne" fo:font-size="9pt" fo:letter-spacing="normal" fo:font-style="normal" fo:font-weight="bold" officeooo:rsid="002b3b3d" style:font-size-asian="9pt" style:font-weight-asian="bold" style:font-size-complex="9pt" style:font-weight-complex="bold"/>
    </style:style>
    <style:style style:name="T85" style:family="text">
      <style:text-properties fo:font-variant="normal" fo:text-transform="none" style:use-window-font-color="true" loext:opacity="0%" style:font-name="S hne" fo:font-size="9pt" fo:letter-spacing="normal" fo:font-style="normal" fo:font-weight="bold" officeooo:rsid="0029e170" style:font-size-asian="9pt" style:font-weight-asian="bold" style:font-size-complex="9pt" style:font-weight-complex="bold"/>
    </style:style>
    <style:style style:name="T86" style:family="text">
      <style:text-properties fo:font-size="9pt" style:font-size-asian="9pt" style:font-size-complex="9pt"/>
    </style:style>
    <style:style style:name="T87" style:family="text">
      <style:text-properties fo:font-size="9pt" fo:letter-spacing="-0.002cm" style:font-size-asian="9pt" style:font-size-complex="9pt"/>
    </style:style>
    <style:style style:name="T88" style:family="text">
      <style:text-properties fo:font-size="9pt" fo:letter-spacing="-0.002cm" fo:font-weight="bold" style:font-size-asian="9pt" style:font-weight-asian="bold" style:font-size-complex="9pt" style:font-weight-complex="bold"/>
    </style:style>
    <style:style style:name="T89" style:family="text">
      <style:text-properties fo:font-size="9pt" fo:letter-spacing="-0.005cm" style:font-size-asian="9pt" style:font-size-complex="9pt"/>
    </style:style>
    <style:style style:name="T90" style:family="text">
      <style:text-properties fo:font-size="9pt" fo:letter-spacing="-0.005cm" fo:font-weight="bold" style:font-size-asian="9pt" style:font-weight-asian="bold" style:font-size-complex="9pt" style:font-weight-complex="bold"/>
    </style:style>
    <style:style style:name="T91" style:family="text">
      <style:text-properties fo:font-size="9pt" fo:letter-spacing="-0.011cm" style:font-size-asian="9pt" style:font-size-complex="9pt"/>
    </style:style>
    <style:style style:name="T92" style:family="text">
      <style:text-properties fo:font-size="9pt" fo:letter-spacing="-0.011cm" fo:font-weight="bold" style:font-size-asian="9pt" style:font-weight-asian="bold" style:font-size-complex="9pt" style:font-weight-complex="bold"/>
    </style:style>
    <style:style style:name="T93" style:family="text">
      <style:text-properties fo:font-size="9pt" fo:letter-spacing="-0.004cm" style:font-size-asian="9pt" style:font-size-complex="9pt"/>
    </style:style>
    <style:style style:name="T94" style:family="text">
      <style:text-properties fo:font-size="9pt" fo:letter-spacing="-0.004cm" fo:font-weight="bold" style:font-size-asian="9pt" style:font-weight-asian="bold" style:font-size-complex="9pt" style:font-weight-complex="bold"/>
    </style:style>
    <style:style style:name="T95" style:family="text">
      <style:text-properties fo:font-size="9pt" fo:letter-spacing="-0.009cm" style:font-size-asian="9pt" style:font-size-complex="9pt"/>
    </style:style>
    <style:style style:name="T96" style:family="text">
      <style:text-properties fo:font-size="9pt" fo:letter-spacing="-0.007cm" style:font-size-asian="9pt" style:font-size-complex="9pt"/>
    </style:style>
    <style:style style:name="T97" style:family="text">
      <style:text-properties fo:font-size="9pt" fo:letter-spacing="0.002cm" style:font-size-asian="9pt" style:font-size-complex="9pt"/>
    </style:style>
    <style:style style:name="T98" style:family="text">
      <style:text-properties fo:font-size="9pt" fo:letter-spacing="0.115cm" style:font-size-asian="9pt" style:font-size-complex="9pt"/>
    </style:style>
    <style:style style:name="T99" style:family="text">
      <style:text-properties fo:font-size="9pt" fo:letter-spacing="0.004cm" style:font-size-asian="9pt" style:font-size-complex="9pt"/>
    </style:style>
    <style:style style:name="T100" style:family="text">
      <style:text-properties fo:font-size="9pt" fo:letter-spacing="0.009cm" style:font-size-asian="9pt" style:font-size-complex="9pt"/>
    </style:style>
    <style:style style:name="T101" style:family="text">
      <style:text-properties fo:font-size="9pt" fo:letter-spacing="0.122cm" style:font-size-asian="9pt" style:font-size-complex="9pt"/>
    </style:style>
    <style:style style:name="T102" style:family="text">
      <style:text-properties fo:font-size="9pt" fo:letter-spacing="0.143cm" style:font-size-asian="9pt" style:font-size-complex="9pt"/>
    </style:style>
    <style:style style:name="T103" style:family="text">
      <style:text-properties fo:font-size="9pt" fo:letter-spacing="0.118cm" style:font-size-asian="9pt" style:font-size-complex="9pt"/>
    </style:style>
    <style:style style:name="T104" style:family="text">
      <style:text-properties fo:font-size="9pt" fo:letter-spacing="0.007cm" style:font-size-asian="9pt" style:font-size-complex="9pt"/>
    </style:style>
    <style:style style:name="T105" style:family="text">
      <style:text-properties fo:font-size="9pt" fo:letter-spacing="-0.014cm" style:font-size-asian="9pt" style:font-size-complex="9pt"/>
    </style:style>
    <style:style style:name="T106" style:family="text">
      <style:text-properties fo:font-size="9pt" fo:letter-spacing="0.125cm" style:font-size-asian="9pt" style:font-size-complex="9pt"/>
    </style:style>
    <style:style style:name="T107" style:family="text">
      <style:text-properties fo:font-size="9pt" fo:font-weight="bold" style:font-size-asian="9pt" style:font-weight-asian="bold" style:font-size-complex="9pt" style:font-weight-complex="bold"/>
    </style:style>
    <style:style style:name="T108" style:family="text">
      <style:text-properties fo:color="#3465a4" loext:opacity="100%" fo:font-size="10.5pt" fo:letter-spacing="-0.004cm" fo:font-weight="bold" officeooo:rsid="00299ecd" style:font-size-asian="9.14999961853027pt" style:font-weight-asian="bold" style:font-size-complex="10.5pt" style:font-weight-complex="bold"/>
    </style:style>
    <text:list-style style:name="L1">
      <text:list-level-style-bullet text:level="1" text:style-name="WW_5f_CharLFO8LVL1" loext:num-list-format="%1%" text:bullet-char="">
        <style:list-level-properties text:space-before="0.247cm" text:min-label-width="0.635cm"/>
        <style:text-properties style:font-name="Wingdings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6LVL1" loext:num-list-format="%1%" text:bullet-char="">
        <style:list-level-properties text:space-before="0.247cm" text:min-label-width="0.635cm"/>
        <style:text-properties style:font-name="Wingdings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">
        <style:list-level-properties text:space-before="0.247cm" text:min-label-width="0.635cm"/>
        <style:text-properties style:font-name="Wingdings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o">
        <style:list-level-properties text:space-before="0.247cm" text:min-label-width="0.635cm"/>
        <style:text-properties style:font-name="Courier New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loext:num-list-format="%1%" text:bullet-char="">
        <style:list-level-properties text:space-before="0.247cm" text:min-label-width="0.635cm"/>
        <style:text-properties style:font-name="Wingdings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LVL1" loext:num-list-format="%1%" text:bullet-char="o">
        <style:list-level-properties text:space-before="0.247cm" text:min-label-width="0.635cm"/>
        <style:text-properties style:font-name="Courier New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LVL1" loext:num-list-format="%1%" text:bullet-char="o">
        <style:list-level-properties text:space-before="0.247cm" text:min-label-width="0.635cm"/>
        <style:text-properties style:font-name="Courier New"/>
      </text:list-level-style-bullet>
      <text:list-level-style-bullet text:level="2" loext:num-list-format="%2%" text:bullet-char="•">
        <style:list-level-properties text:space-before="1.99cm" text:min-label-width="0.635cm"/>
      </text:list-level-style-bullet>
      <text:list-level-style-bullet text:level="3" loext:num-list-format="%3%" text:bullet-char="•">
        <style:list-level-properties text:space-before="3.734cm" text:min-label-width="0.635cm"/>
      </text:list-level-style-bullet>
      <text:list-level-style-bullet text:level="4" loext:num-list-format="%4%" text:bullet-char="•">
        <style:list-level-properties text:space-before="5.477cm" text:min-label-width="0.635cm"/>
      </text:list-level-style-bullet>
      <text:list-level-style-bullet text:level="5" loext:num-list-format="%5%" text:bullet-char="•">
        <style:list-level-properties text:space-before="7.22cm" text:min-label-width="0.635cm"/>
      </text:list-level-style-bullet>
      <text:list-level-style-bullet text:level="6" loext:num-list-format="%6%" text:bullet-char="•">
        <style:list-level-properties text:space-before="8.964cm" text:min-label-width="0.635cm"/>
      </text:list-level-style-bullet>
      <text:list-level-style-bullet text:level="7" loext:num-list-format="%7%" text:bullet-char="•">
        <style:list-level-properties text:space-before="10.707cm" text:min-label-width="0.635cm"/>
      </text:list-level-style-bullet>
      <text:list-level-style-bullet text:level="8" loext:num-list-format="%8%" text:bullet-char="•">
        <style:list-level-properties text:space-before="12.45cm" text:min-label-width="0.635cm"/>
      </text:list-level-style-bullet>
      <text:list-level-style-bullet text:level="9" loext:num-list-format="%9%" text:bullet-char="•">
        <style:list-level-properties text:space-before="14.194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9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Pranav</text:span></text:span><text:span text:style-name="Absatz-Standardschriftart"><text:span text:style-name="T2"> </text:span></text:span><text:span text:style-name="Absatz-Standardschriftart"><text:span text:style-name="T3">Sharma</text:span></text:span></text:p>
      <text:p text:style-name="P4"><text:span text:style-name="Absatz-Standardschriftart"><text:span text:style-name="T4">Himachal</text:span></text:span><text:span text:style-name="Absatz-Standardschriftart"><text:span text:style-name="T5"> </text:span></text:span><text:span text:style-name="Absatz-Standardschriftart"><text:span text:style-name="T4">Pradesh,</text:span></text:span><text:span text:style-name="Absatz-Standardschriftart"><text:span text:style-name="T5"> </text:span></text:span><text:span text:style-name="Absatz-Standardschriftart"><text:span text:style-name="T4">India</text:span></text:span><text:span text:style-name="Absatz-Standardschriftart"><text:span text:style-name="T6"> </text:span></text:span><text:span text:style-name="Absatz-Standardschriftart"><text:span text:style-name="T7">173001</text:span></text:span></text:p>
      <text:p text:style-name="P5"><text:span text:style-name="Absatz-Standardschriftart"><text:span text:style-name="T4">+91</text:span></text:span><text:span text:style-name="Absatz-Standardschriftart"><text:span text:style-name="T8"> </text:span></text:span><text:span text:style-name="Absatz-Standardschriftart"><text:span text:style-name="T7">787-669-3923</text:span></text:span><text:span text:style-name="Absatz-Standardschriftart"><text:span text:style-name="T9"> </text:span></text:span><text:span text:style-name="Absatz-Standardschriftart"><text:span text:style-name="T7">|</text:span></text:span><text:span text:style-name="Absatz-Standardschriftart"><text:span text:style-name="T6"> </text:span></text:span><text:a xlink:type="simple" xlink:href="mailto:prs11102004@gmail.com" office:target-frame-name="_top" xlink:show="replace" text:style-name="Internet_20_link" text:visited-style-name="Visited_20_Internet_20_Link"><text:span text:style-name="Absatz-Standardschriftart"><text:span text:style-name="T13">prs11102004@gmail.com</text:span></text:span></text:a><text:a xlink:type="simple" xlink:href="mailto:prs11102004@gmail.com" office:target-frame-name="_top" xlink:show="replace" text:style-name="Internet_20_link" text:visited-style-name="Visited_20_Internet_20_Link"><text:span text:style-name="Absatz-Standardschriftart"><text:span text:style-name="T14"> </text:span></text:span></text:a><text:span text:style-name="Absatz-Standardschriftart"><text:span text:style-name="T7">|</text:span></text:span><text:span text:style-name="Absatz-Standardschriftart"><text:span text:style-name="T10"> </text:span></text:span><text:span text:style-name="Absatz-Standardschriftart"><text:span text:style-name="T4">Linked-in:</text:span></text:span><text:span text:style-name="Absatz-Standardschriftart"><text:span text:style-name="T10"> </text:span></text:span><text:a xlink:type="simple" xlink:href="https://www.linkedin.com/in/1011-pranav-sharma/" text:style-name="Internet_20_link" text:visited-style-name="Visited_20_Internet_20_Link"><text:span text:style-name="Absatz-Standardschriftart"><text:span text:style-name="T11">Pranav Sharma</text:span></text:span></text:a></text:p>
      <text:p text:style-name="P6"><text:span text:style-name="Absatz-Standardschriftart"><text:span text:style-name="T11">GitHub: </text:span></text:span><text:a xlink:type="simple" xlink:href="https://github.com/Pranav1102004" text:style-name="Internet_20_link" text:visited-style-name="Visited_20_Internet_20_Link"><text:span text:style-name="Absatz-Standardschriftart"><text:span text:style-name="T12">Pranav Sharma</text:span></text:span></text:a></text:p>
      <text:list xml:id="list1932792114" text:style-name="L1">
        <text:list-item>
          <text:p text:style-name="P8"><draw:custom-shape text:anchor-type="paragraph" draw:z-index="0" draw:name="Freeform 25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18">Education</text:span></text:span></text:p>
        </text:list-item>
      </text:list>
      <text:p text:style-name="P2"/>
      <text:p text:style-name="P28"><draw:custom-shape text:anchor-type="paragraph" draw:z-index="1" draw:name="Freeform 22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T59">Mohali, PB <text:s text:c="16"/>Chandigarh Engineering College <text:s text:c="12"/>Sep 2022 – June 20</text:span><text:span text:style-name="T60">26</text:span></text:p>
      <text:p text:style-name="P30"><text:span text:style-name="T67"><text:s/>→ Bachelor of Engineering </text:span><text:span text:style-name="T68">in Computer Science- Year II (</text:span><text:span text:style-name="T71">Sophomore</text:span><text:span text:style-name="T68">)</text:span></text:p>
      <text:p text:style-name="P30"><text:span text:style-name="T68"><text:s/>→ </text:span><text:span text:style-name="T70">Engineering </text:span><text:span text:style-name="T74">CGPA</text:span><text:span text:style-name="T70">: </text:span><text:span text:style-name="T76">8.5</text:span><text:span text:style-name="T72">/10</text:span></text:p>
      <text:p text:style-name="P29"><text:span text:style-name="T60">N</text:span><text:span text:style-name="T58">ahan, HP <text:s text:c="17"/>Career Academy Sr. Sec. School <text:s text:c="9"/></text:span><text:span text:style-name="T61">April 2021 – March 2022</text:span></text:p>
      <text:p text:style-name="P34"><text:span text:style-name="T61"><text:s/>→ </text:span><text:span text:style-name="T62"><text:s/></text:span><text:span text:style-name="T61">Academic Achievements:</text:span></text:p>
      <text:list xml:id="list2953875411" text:style-name="L2">
        <text:list-item>
          <text:list>
            <text:list-item>
              <text:p text:style-name="P31">Twelfth Grade<text:span text:style-name="T78">(</text:span><text:span text:style-name="T73">12th</text:span><text:span text:style-name="T78">)</text:span> Percentage : <text:span text:style-name="T75">95%</text:span></text:p>
            </text:list-item>
            <text:list-item>
              <text:p text:style-name="P32"><text:span text:style-name="T69">Among top </text:span><text:span text:style-name="T77">1%</text:span><text:span text:style-name="T69"> in all over the state.</text:span></text:p>
              <text:p text:style-name="P33"/>
            </text:list-item>
          </text:list>
        </text:list-item>
      </text:list>
      <text:p text:style-name="P1"><draw:custom-shape text:anchor-type="paragraph" draw:z-index="8" draw:name="Freeform 1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17"/></text:span></text:p>
      <text:list xml:id="list1723837876" text:style-name="L3">
        <text:list-item>
          <text:p text:style-name="P23"><text:span text:style-name="Absatz-Standardschriftart"><text:span text:style-name="T20">Work Experience</text:span></text:span></text:p>
          <text:p text:style-name="P24"><draw:custom-shape text:anchor-type="paragraph" draw:z-index="9" draw:name="Freeform 2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108">Co-Technical head <text:s text:c="6"/>GFG-Student Chapter CGC-J <text:s text:c="21"/>Sep 2023 – Present</text:span></text:span></text:p>
        </text:list-item>
      </text:list>
      <text:p text:style-name="P25"><text:span text:style-name="Absatz-Standardschriftart"><text:span text:style-name="T79"><text:s/></text:span></text:span><text:span text:style-name="Absatz-Standardschriftart"><text:span text:style-name="T80"><text:s/></text:span></text:span><text:span text:style-name="Absatz-Standardschriftart"><text:span text:style-name="T81">→ </text:span></text:span><text:span text:style-name="Absatz-Standardschriftart"><text:span text:style-name="T82">Developed a website for the chapter,offering students information about the chapter and its events.</text:span></text:span></text:p>
      <text:p text:style-name="P25"><text:span text:style-name="Absatz-Standardschriftart"><text:span text:style-name="T82"><text:s text:c="2"/>→ </text:span></text:span><text:span text:style-name="Absatz-Standardschriftart"><text:span text:style-name="T83">Created using </text:span></text:span><text:span text:style-name="Absatz-Standardschriftart"><text:span text:style-name="T84">React-js</text:span></text:span><text:span text:style-name="Absatz-Standardschriftart"><text:span text:style-name="T83">.</text:span></text:span></text:p>
      <text:p text:style-name="P26"><text:span text:style-name="Absatz-Standardschriftart"><text:span text:style-name="T83"><text:s text:c="2"/>→ Conducted </text:span></text:span><text:span text:style-name="Absatz-Standardschriftart"><text:span text:style-name="T84">interviews</text:span></text:span><text:span text:style-name="Absatz-Standardschriftart"><text:span text:style-name="T83"> for students aspiring to join the tech team of the student chapter. </text:span></text:span></text:p>
      <text:p text:style-name="P25"><text:span text:style-name="Absatz-Standardschriftart"><text:span text:style-name="T82"><text:s text:c="2"/>→ Provided </text:span></text:span><text:span text:style-name="Absatz-Standardschriftart"><text:span text:style-name="T85">mentorship</text:span></text:span><text:span text:style-name="Absatz-Standardschriftart"><text:span text:style-name="T82"> and guidance to newcomers in their journey.</text:span></text:span></text:p>
      <text:p text:style-name="P25"><text:span text:style-name="Absatz-Standardschriftart"><text:span text:style-name="T82"/></text:span></text:p>
      <text:list xml:id="list221901019266224" text:continue-numbering="true" text:style-name="L3">
        <text:list-item>
          <text:p text:style-name="P23"><draw:custom-shape text:anchor-type="paragraph" draw:z-index="2" draw:name="Freeform 19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21">Personal </text:span></text:span><text:span text:style-name="Absatz-Standardschriftart"><text:span text:style-name="T20">Projects</text:span></text:span></text:p>
        </text:list-item>
      </text:list>
      <text:p text:style-name="P2"/>
      <text:p text:style-name="P1"><draw:custom-shape text:anchor-type="paragraph" draw:z-index="3" draw:name="Freeform 16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35"/></text:span></text:p>
      <text:list xml:id="list244816191" text:style-name="L4">
        <text:list-item>
          <text:p text:style-name="P35"><text:bookmark text:name="_Brick_Breaker_game"/><text:span text:style-name="Absatz-Standardschriftart"><text:span text:style-name="T28">Brick</text:span></text:span><text:span text:style-name="Absatz-Standardschriftart"><text:span text:style-name="T29"> </text:span></text:span><text:span text:style-name="Absatz-Standardschriftart"><text:span text:style-name="T30">Breaker</text:span></text:span><text:span text:style-name="Absatz-Standardschriftart"><text:span text:style-name="T29"> </text:span></text:span><text:span text:style-name="Absatz-Standardschriftart"><text:span text:style-name="T30">game</text:span></text:span></text:p>
        </text:list-item>
      </text:list>
      <text:list xml:id="list727009994" text:style-name="L5">
        <text:list-header>
          <text:p text:style-name="P12"><text:span text:style-name="Absatz-Standardschriftart"><text:span text:style-name="T87">→ Developed</text:span></text:span><text:span text:style-name="Absatz-Standardschriftart"><text:span text:style-name="T89"> </text:span></text:span><text:span text:style-name="T86">a</text:span><text:span text:style-name="Absatz-Standardschriftart"><text:span text:style-name="T93"> captivating </text:span></text:span><text:span text:style-name="Absatz-Standardschriftart"><text:span text:style-name="T87">Brick</text:span></text:span><text:span text:style-name="Absatz-Standardschriftart"><text:span text:style-name="T93"> Breaker</text:span></text:span><text:span text:style-name="Absatz-Standardschriftart"><text:span text:style-name="T89"> game</text:span></text:span><text:span text:style-name="Absatz-Standardschriftart"><text:span text:style-name="T93"> </text:span></text:span><text:span text:style-name="T86">using</text:span><text:span text:style-name="Absatz-Standardschriftart"><text:span text:style-name="T87"> </text:span></text:span><text:span text:style-name="Absatz-Standardschriftart"><text:span text:style-name="T94">Java</text:span></text:span><text:span text:style-name="Absatz-Standardschriftart"><text:span text:style-name="T105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87">the</text:span></text:span><text:span text:style-name="Absatz-Standardschriftart"><text:span text:style-name="T90"> </text:span></text:span><text:span text:style-name="Absatz-Standardschriftart"><text:span text:style-name="T94">javax </text:span></text:span><text:span text:style-name="T107">swing</text:span><text:span text:style-name="Absatz-Standardschriftart"><text:span text:style-name="T87"> </text:span></text:span><text:span text:style-name="Absatz-Standardschriftart"><text:span text:style-name="T89">library,</text:span></text:span><text:span text:style-name="Absatz-Standardschriftart"><text:span text:style-name="T91"> </text:span></text:span><text:span text:style-name="Absatz-Standardschriftart"><text:span text:style-name="T87">incorporating <text:tab/></text:span></text:span><text:span text:style-name="Absatz-Standardschriftart"><text:span text:style-name="T93">engaging </text:span></text:span><text:span text:style-name="Absatz-Standardschriftart"><text:span text:style-name="T87">game play</text:span></text:span><text:span text:style-name="Absatz-Standardschriftart"><text:span text:style-name="T91"> </text:span></text:span><text:span text:style-name="Absatz-Standardschriftart"><text:span text:style-name="T87">mechanics</text:span></text:span><text:span text:style-name="Absatz-Standardschriftart"><text:span text:style-name="T93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93">stunning</text:span></text:span><text:span text:style-name="Absatz-Standardschriftart"><text:span text:style-name="T87"> graphics.</text:span></text:span></text:p>
          <text:p text:style-name="P13"><text:span text:style-name="Absatz-Standardschriftart"><text:span text:style-name="T87">→ Utilized</text:span></text:span><text:span text:style-name="Absatz-Standardschriftart"><text:span text:style-name="T89"> </text:span></text:span><text:span text:style-name="Absatz-Standardschriftart"><text:span text:style-name="T87">the</text:span></text:span><text:span text:style-name="Absatz-Standardschriftart"><text:span text:style-name="T93"> </text:span></text:span><text:span text:style-name="Absatz-Standardschriftart"><text:span text:style-name="T94">Java </text:span></text:span><text:span text:style-name="Absatz-Standardschriftart"><text:span text:style-name="T90">AWT</text:span></text:span><text:span text:style-name="Absatz-Standardschriftart"><text:span text:style-name="T96"> </text:span></text:span><text:span text:style-name="Absatz-Standardschriftart"><text:span text:style-name="T93">package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T86">design</text:span><text:span text:style-name="Absatz-Standardschriftart"><text:span text:style-name="T89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93">create </text:span></text:span><text:span text:style-name="Absatz-Standardschriftart"><text:span text:style-name="T87">visually</text:span></text:span><text:span text:style-name="Absatz-Standardschriftart"><text:span text:style-name="T93"> </text:span></text:span><text:span text:style-name="Absatz-Standardschriftart"><text:span text:style-name="T87">appealing user</text:span></text:span><text:span text:style-name="Absatz-Standardschriftart"><text:span text:style-name="T93"> interfaces,</text:span></text:span><text:span text:style-name="Absatz-Standardschriftart"><text:span text:style-name="T95"> </text:span></text:span><text:span text:style-name="Absatz-Standardschriftart"><text:span text:style-name="T87">enhancing the</text:span></text:span><text:span text:style-name="Absatz-Standardschriftart"><text:span text:style-name="T93"> <text:tab/>overall player </text:span></text:span><text:span text:style-name="Absatz-Standardschriftart"><text:span text:style-name="T87">experience</text:span></text:span></text:p>
          <text:p text:style-name="P14"><text:span text:style-name="Absatz-Standardschriftart"><text:span text:style-name="T87">→ Implemented</text:span></text:span><text:span text:style-name="Absatz-Standardschriftart"><text:span text:style-name="T89"> </text:span></text:span><text:span text:style-name="T86">a</text:span><text:span text:style-name="Absatz-Standardschriftart"><text:span text:style-name="T93"> </text:span></text:span><text:span text:style-name="Absatz-Standardschriftart"><text:span text:style-name="T89">robust</text:span></text:span><text:span text:style-name="T86"> collision</text:span><text:span text:style-name="Absatz-Standardschriftart"><text:span text:style-name="T89"> </text:span></text:span><text:span text:style-name="Absatz-Standardschriftart"><text:span text:style-name="T87">detection</text:span></text:span><text:span text:style-name="Absatz-Standardschriftart"><text:span text:style-name="T89"> system,</text:span></text:span><text:span text:style-name="Absatz-Standardschriftart"><text:span text:style-name="T91"> </text:span></text:span><text:span text:style-name="Absatz-Standardschriftart"><text:span text:style-name="T87">allowing precise</text:span></text:span><text:span text:style-name="Absatz-Standardschriftart"><text:span text:style-name="T93"> </text:span></text:span><text:span text:style-name="T86">ball 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87">paddle</text:span></text:span><text:span text:style-name="Absatz-Standardschriftart"><text:span text:style-name="T89"> </text:span></text:span><text:span text:style-name="Absatz-Standardschriftart"><text:span text:style-name="T93">interactions </text:span></text:span><text:span text:style-name="Absatz-Standardschriftart"><text:span text:style-name="T89">for</text:span></text:span><text:span text:style-name="Absatz-Standardschriftart"><text:span text:style-name="T93"> <text:tab/></text:span></text:span><text:span text:style-name="Absatz-Standardschriftart"><text:span text:style-name="T87">seamless </text:span></text:span><text:span text:style-name="Absatz-Standardschriftart"><text:span text:style-name="T89">game play.</text:span></text:span></text:p>
          <text:p text:style-name="P19"><text:span text:style-name="Absatz-Standardschriftart"><text:span text:style-name="T93">→ Demonstrated</text:span></text:span><text:span text:style-name="Absatz-Standardschriftart"><text:span text:style-name="T89"> </text:span></text:span><text:span text:style-name="Absatz-Standardschriftart"><text:span text:style-name="T93">strong </text:span></text:span><text:span text:style-name="Absatz-Standardschriftart"><text:span text:style-name="T87">problem-solving </text:span></text:span><text:span text:style-name="T86">skills</text:span><text:span text:style-name="Absatz-Standardschriftart"><text:span text:style-name="T89"> </text:span></text:span><text:span text:style-name="Absatz-Standardschriftart"><text:span text:style-name="T87">and</text:span></text:span><text:span text:style-name="Absatz-Standardschriftart"><text:span text:style-name="T89"> att</text:span></text:span><text:span text:style-name="Absatz-Standardschriftart"><text:span text:style-name="T93">ention</text:span></text:span><text:span text:style-name="Absatz-Standardschriftart"><text:span text:style-name="T96">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Absatz-Standardschriftart"><text:span text:style-name="T93">detail</text:span></text:span><text:span text:style-name="Absatz-Standardschriftart"><text:span text:style-name="T87"> </text:span></text:span><text:span text:style-name="Absatz-Standardschriftart"><text:span text:style-name="T97">in</text:span></text:span><text:span text:style-name="Absatz-Standardschriftart"><text:span text:style-name="T89"> </text:span></text:span><text:span text:style-name="Absatz-Standardschriftart"><text:span text:style-name="T87">addressing</text:span></text:span><text:span text:style-name="Absatz-Standardschriftart"><text:span text:style-name="T93"> complex <text:tab/>programming</text:span></text:span><text:span text:style-name="Absatz-Standardschriftart"><text:span text:style-name="T106"> </text:span></text:span><text:span text:style-name="Absatz-Standardschriftart"><text:span text:style-name="T87">challenges</text:span></text:span><text:span text:style-name="Absatz-Standardschriftart"><text:span text:style-name="T93"> throughout</text:span></text:span><text:span text:style-name="Absatz-Standardschriftart"><text:span text:style-name="T96"> </text:span></text:span><text:span text:style-name="T86">the</text:span><text:span text:style-name="Absatz-Standardschriftart"><text:span text:style-name="T93"> </text:span></text:span><text:span text:style-name="Absatz-Standardschriftart"><text:span text:style-name="T87">development</text:span></text:span><text:span text:style-name="Absatz-Standardschriftart"><text:span text:style-name="T96"> </text:span></text:span><text:span text:style-name="Absatz-Standardschriftart"><text:span text:style-name="T93">process.</text:span></text:span><text:span text:style-name="Absatz-Standardschriftart"><text:span text:style-name="T99"> </text:span></text:span><text:span text:style-name="Absatz-Standardschriftart"><text:span text:style-name="T16">source code</text:span></text:span></text:p>
        </text:list-header>
      </text:list>
      <text:list xml:id="list172504597672548" text:style-name="L4">
        <text:list-item>
          <text:p text:style-name="P36"><text:span text:style-name="Absatz-Standardschriftart"><text:span text:style-name="T31">HTML</text:span></text:span><text:span text:style-name="Absatz-Standardschriftart"><text:span text:style-name="T32"> </text:span></text:span><text:span text:style-name="Absatz-Standardschriftart"><text:span text:style-name="T27">code</text:span></text:span><text:span text:style-name="Absatz-Standardschriftart"><text:span text:style-name="T33"> </text:span></text:span><text:span text:style-name="Absatz-Standardschriftart"><text:span text:style-name="T31">editor</text:span></text:span></text:p>
        </text:list-item>
      </text:list>
      <text:list xml:id="list172505069077958" text:style-name="L5">
        <text:list-header>
          <text:p text:style-name="P15"><text:span text:style-name="Absatz-Standardschriftart"><text:span text:style-name="T87">→ Developed</text:span></text:span><text:span text:style-name="Absatz-Standardschriftart"><text:span text:style-name="T89"> </text:span></text:span><text:span text:style-name="T86">a</text:span><text:span text:style-name="Absatz-Standardschriftart"><text:span text:style-name="T93"> feature-rich</text:span></text:span><text:span text:style-name="Absatz-Standardschriftart"><text:span text:style-name="T89"> </text:span></text:span><text:span text:style-name="Absatz-Standardschriftart"><text:span text:style-name="T87">HTML</text:span></text:span><text:span text:style-name="Absatz-Standardschriftart"><text:span text:style-name="T96"> </text:span></text:span><text:span text:style-name="Absatz-Standardschriftart"><text:span text:style-name="T93">code </text:span></text:span><text:span text:style-name="Absatz-Standardschriftart"><text:span text:style-name="T87">editor</text:span></text:span><text:span text:style-name="Absatz-Standardschriftart"><text:span text:style-name="T93"> </text:span></text:span><text:span text:style-name="Absatz-Standardschriftart"><text:span text:style-name="T88">Android</text:span></text:span><text:span text:style-name="Absatz-Standardschriftart"><text:span text:style-name="T90"> </text:span></text:span><text:span text:style-name="Absatz-Standardschriftart"><text:span text:style-name="T88">application</text:span></text:span><text:span text:style-name="Absatz-Standardschriftart"><text:span text:style-name="T90"> </text:span></text:span><text:span text:style-name="Absatz-Standardschriftart"><text:span text:style-name="T87">using </text:span></text:span><text:span text:style-name="Absatz-Standardschriftart"><text:span text:style-name="T93">Java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87">the</text:span></text:span><text:span text:style-name="Absatz-Standardschriftart"><text:span text:style-name="T89"> </text:span></text:span><text:span text:style-name="Absatz-Standardschriftart"><text:span text:style-name="T87">Android</text:span></text:span><text:span text:style-name="Absatz-Standardschriftart"><text:span text:style-name="T89"> </text:span></text:span><text:span text:style-name="Absatz-Standardschriftart"><text:span text:style-name="T87">SDK,</text:span></text:span><text:span text:style-name="Absatz-Standardschriftart"><text:span text:style-name="T96"> <text:tab/></text:span></text:span><text:span text:style-name="Absatz-Standardschriftart"><text:span text:style-name="T87">empowering</text:span></text:span><text:span text:style-name="Absatz-Standardschriftart"><text:span text:style-name="T102"> </text:span></text:span><text:span text:style-name="Absatz-Standardschriftart"><text:span text:style-name="T93">users</text:span></text:span><text:span text:style-name="Absatz-Standardschriftart"><text:span text:style-name="T89">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Absatz-Standardschriftart"><text:span text:style-name="T93">create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T86">edit</text:span><text:span text:style-name="Absatz-Standardschriftart"><text:span text:style-name="T96"> </text:span></text:span><text:span text:style-name="T86">HTML</text:span><text:span text:style-name="Absatz-Standardschriftart"><text:span text:style-name="T96"> </text:span></text:span><text:span text:style-name="T86">files</text:span><text:span text:style-name="Absatz-Standardschriftart"><text:span text:style-name="T97"> </text:span></text:span><text:span text:style-name="Absatz-Standardschriftart"><text:span text:style-name="T87">directly</text:span></text:span><text:span text:style-name="Absatz-Standardschriftart"><text:span text:style-name="T93"> </text:span></text:span><text:span text:style-name="Absatz-Standardschriftart"><text:span text:style-name="T87">on</text:span></text:span><text:span text:style-name="Absatz-Standardschriftart"><text:span text:style-name="T97"> </text:span></text:span><text:span text:style-name="Absatz-Standardschriftart"><text:span text:style-name="T87">their</text:span></text:span><text:span text:style-name="Absatz-Standardschriftart"><text:span text:style-name="T89"> </text:span></text:span><text:span text:style-name="T86">mobile</text:span><text:span text:style-name="Absatz-Standardschriftart"><text:span text:style-name="T93"> </text:span></text:span><text:span text:style-name="Absatz-Standardschriftart"><text:span text:style-name="T87">devices.</text:span></text:span></text:p>
          <text:p text:style-name="P17"><text:span text:style-name="Absatz-Standardschriftart"><text:span text:style-name="T87">→ Supported</text:span></text:span><text:span text:style-name="Absatz-Standardschriftart"><text:span text:style-name="T89"> </text:span></text:span><text:span text:style-name="T86">multiple</text:span><text:span text:style-name="Absatz-Standardschriftart"><text:span text:style-name="T93"> </text:span></text:span><text:span text:style-name="T86">file</text:span><text:span text:style-name="Absatz-Standardschriftart"><text:span text:style-name="T93"> formats,</text:span></text:span><text:span text:style-name="Absatz-Standardschriftart"><text:span text:style-name="T95"> </text:span></text:span><text:span text:style-name="Absatz-Standardschriftart"><text:span text:style-name="T87">including </text:span></text:span><text:span text:style-name="Absatz-Standardschriftart"><text:span text:style-name="T88">HTML,</text:span></text:span><text:span text:style-name="Absatz-Standardschriftart"><text:span text:style-name="T92"> </text:span></text:span><text:span text:style-name="T107">CSS, </text:span><text:span text:style-name="Absatz-Standardschriftart"><text:span text:style-name="T88">and</text:span></text:span><text:span text:style-name="Absatz-Standardschriftart"><text:span text:style-name="T90"> </text:span></text:span><text:span text:style-name="Absatz-Standardschriftart"><text:span text:style-name="T94">JavaScript</text:span></text:span><text:span text:style-name="Absatz-Standardschriftart"><text:span text:style-name="T93">,</text:span></text:span><text:span text:style-name="Absatz-Standardschriftart"><text:span text:style-name="T95"> </text:span></text:span><text:span text:style-name="T86">enabling</text:span><text:span text:style-name="Absatz-Standardschriftart"><text:span text:style-name="T87"> </text:span></text:span><text:span text:style-name="Absatz-Standardschriftart"><text:span text:style-name="T93">users </text:span></text:span><text:span text:style-name="Absatz-Standardschriftart"><text:span text:style-name="T87">to</text:span></text:span><text:span text:style-name="Absatz-Standardschriftart"><text:span text:style-name="T96"> </text:span></text:span><text:span text:style-name="Absatz-Standardschriftart"><text:span text:style-name="T87">work</text:span></text:span><text:span text:style-name="Absatz-Standardschriftart"><text:span text:style-name="T93"> </text:span></text:span><text:span text:style-name="Absatz-Standardschriftart"><text:span text:style-name="T87">on</text:span></text:span><text:span text:style-name="Absatz-Standardschriftart"><text:span text:style-name="T89"> <text:tab/></text:span></text:span><text:span text:style-name="Absatz-Standardschriftart"><text:span text:style-name="T87">complete</text:span></text:span><text:span text:style-name="Absatz-Standardschriftart"><text:span text:style-name="T103"> </text:span></text:span><text:span text:style-name="T86">web</text:span><text:span text:style-name="Absatz-Standardschriftart"><text:span text:style-name="T89"> </text:span></text:span><text:span text:style-name="Absatz-Standardschriftart"><text:span text:style-name="T93">projects </text:span></text:span><text:span text:style-name="T86">within</text:span><text:span text:style-name="Absatz-Standardschriftart"><text:span text:style-name="T89"> </text:span></text:span><text:span text:style-name="Absatz-Standardschriftart"><text:span text:style-name="T87">the</text:span></text:span><text:span text:style-name="Absatz-Standardschriftart"><text:span text:style-name="T93"> </text:span></text:span><text:span text:style-name="Absatz-Standardschriftart"><text:span text:style-name="T87">app.</text:span></text:span></text:p>
          <text:p text:style-name="P19"><text:span text:style-name="Absatz-Standardschriftart"><text:span text:style-name="T93">→ Demonstrated</text:span></text:span><text:span text:style-name="Absatz-Standardschriftart"><text:span text:style-name="T89"> </text:span></text:span><text:span text:style-name="Absatz-Standardschriftart"><text:span text:style-name="T93">strong </text:span></text:span><text:span text:style-name="Absatz-Standardschriftart"><text:span text:style-name="T87">problem-solving </text:span></text:span><text:span text:style-name="T86">skills</text:span><text:span text:style-name="Absatz-Standardschriftart"><text:span text:style-name="T89"> </text:span></text:span><text:span text:style-name="Absatz-Standardschriftart"><text:span text:style-name="T87">and</text:span></text:span><text:span text:style-name="Absatz-Standardschriftart"><text:span text:style-name="T89"> att</text:span></text:span><text:span text:style-name="Absatz-Standardschriftart"><text:span text:style-name="T93">ention</text:span></text:span><text:span text:style-name="Absatz-Standardschriftart"><text:span text:style-name="T96">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Absatz-Standardschriftart"><text:span text:style-name="T93">detail</text:span></text:span><text:span text:style-name="Absatz-Standardschriftart"><text:span text:style-name="T87"> </text:span></text:span><text:span text:style-name="Absatz-Standardschriftart"><text:span text:style-name="T97">in</text:span></text:span><text:span text:style-name="Absatz-Standardschriftart"><text:span text:style-name="T89"> </text:span></text:span><text:span text:style-name="Absatz-Standardschriftart"><text:span text:style-name="T87">addressing</text:span></text:span><text:span text:style-name="Absatz-Standardschriftart"><text:span text:style-name="T93"> </text:span></text:span><text:span text:style-name="Absatz-Standardschriftart"><text:span text:style-name="T87">complex</text:span></text:span><text:span text:style-name="Absatz-Standardschriftart"><text:span text:style-name="T93"> <text:tab/>programming </text:span></text:span><text:span text:style-name="Absatz-Standardschriftart"><text:span text:style-name="T87">challenges</text:span></text:span><text:span text:style-name="Absatz-Standardschriftart"><text:span text:style-name="T93"> throughout</text:span></text:span><text:span text:style-name="Absatz-Standardschriftart"><text:span text:style-name="T96"> </text:span></text:span><text:span text:style-name="T86">the</text:span><text:span text:style-name="Absatz-Standardschriftart"><text:span text:style-name="T93"> </text:span></text:span><text:span text:style-name="Absatz-Standardschriftart"><text:span text:style-name="T87">app</text:span></text:span><text:span text:style-name="Absatz-Standardschriftart"><text:span text:style-name="T89"> </text:span></text:span><text:span text:style-name="Absatz-Standardschriftart"><text:span text:style-name="T87">development</text:span></text:span><text:span text:style-name="Absatz-Standardschriftart"><text:span text:style-name="T95"> </text:span></text:span><text:span text:style-name="Absatz-Standardschriftart"><text:span text:style-name="T93">process.</text:span></text:span><text:span text:style-name="Absatz-Standardschriftart"><text:span text:style-name="T104"> </text:span></text:span><text:span text:style-name="Absatz-Standardschriftart"><text:span text:style-name="T16">source code</text:span></text:span></text:p>
        </text:list-header>
      </text:list>
      <text:list xml:id="list172504805166977" text:style-name="L4">
        <text:list-item>
          <text:p text:style-name="P36"><text:bookmark text:name="_Port_Scanner"/><text:span text:style-name="Absatz-Standardschriftart"><text:span text:style-name="T31">Port</text:span></text:span><text:span text:style-name="Absatz-Standardschriftart"><text:span text:style-name="T32"> </text:span></text:span><text:span text:style-name="Absatz-Standardschriftart"><text:span text:style-name="T27">Scanner</text:span></text:span></text:p>
        </text:list-item>
      </text:list>
      <text:list xml:id="list172503084215237" text:style-name="L5">
        <text:list-header>
          <text:p text:style-name="P18"><text:span text:style-name="Absatz-Standardschriftart"><text:span text:style-name="T87">→ Developed</text:span></text:span><text:span text:style-name="Absatz-Standardschriftart"><text:span text:style-name="T89"> </text:span></text:span><text:span text:style-name="T86">a</text:span><text:span text:style-name="Absatz-Standardschriftart"><text:span text:style-name="T89"> </text:span></text:span><text:span text:style-name="T86">highly</text:span><text:span text:style-name="Absatz-Standardschriftart"><text:span text:style-name="T91"> </text:span></text:span><text:span text:style-name="Absatz-Standardschriftart"><text:span text:style-name="T87">efficient</text:span></text:span><text:span text:style-name="Absatz-Standardschriftart"><text:span text:style-name="T91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93">customizable</text:span></text:span><text:span text:style-name="Absatz-Standardschriftart"><text:span text:style-name="T89"> </text:span></text:span><text:span text:style-name="Absatz-Standardschriftart"><text:span text:style-name="T87">open</text:span></text:span><text:span text:style-name="Absatz-Standardschriftart"><text:span text:style-name="T93"> </text:span></text:span><text:span text:style-name="T86">port</text:span><text:span text:style-name="Absatz-Standardschriftart"><text:span text:style-name="T91"> </text:span></text:span><text:span text:style-name="Absatz-Standardschriftart"><text:span text:style-name="T87">scanner</text:span></text:span><text:span text:style-name="Absatz-Standardschriftart"><text:span text:style-name="T93"> </text:span></text:span><text:span text:style-name="Absatz-Standardschriftart"><text:span text:style-name="T87">Python</text:span></text:span><text:span text:style-name="T86"> </text:span><text:span text:style-name="Absatz-Standardschriftart"><text:span text:style-name="T87">script</text:span></text:span><text:span text:style-name="Absatz-Standardschriftart"><text:span text:style-name="T95"> </text:span></text:span><text:span text:style-name="T86">using</text:span><text:span text:style-name="Absatz-Standardschriftart"><text:span text:style-name="T87"> the</text:span></text:span><text:span text:style-name="Absatz-Standardschriftart"><text:span text:style-name="T89"> </text:span></text:span><text:span text:style-name="Absatz-Standardschriftart"><text:span text:style-name="T88">socket</text:span></text:span><text:span text:style-name="Absatz-Standardschriftart"><text:span text:style-name="T96"> <text:tab/></text:span></text:span><text:span text:style-name="Absatz-Standardschriftart"><text:span text:style-name="T93">library, </text:span></text:span><text:span text:style-name="T86">enabling</text:span><text:span text:style-name="Absatz-Standardschriftart"><text:span text:style-name="T93"> network administrators </text:span></text:span><text:span text:style-name="Absatz-Standardschriftart"><text:span text:style-name="T87">and</text:span></text:span><text:span text:style-name="Absatz-Standardschriftart"><text:span text:style-name="T96"> </text:span></text:span><text:span text:style-name="Absatz-Standardschriftart"><text:span text:style-name="T87">security</text:span></text:span><text:span text:style-name="Absatz-Standardschriftart"><text:span text:style-name="T93"> professionals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T86">identify</text:span><text:span text:style-name="Absatz-Standardschriftart"><text:span text:style-name="T89"> </text:span></text:span><text:span text:style-name="Absatz-Standardschriftart"><text:span text:style-name="T87">accessible</text:span></text:span><text:span text:style-name="Absatz-Standardschriftart"><text:span text:style-name="T93"> ports </text:span></text:span><text:span text:style-name="Absatz-Standardschriftart"><text:span text:style-name="T87">on</text:span></text:span><text:span text:style-name="Absatz-Standardschriftart"><text:span text:style-name="T97"> <text:tab/></text:span></text:span><text:span text:style-name="Absatz-Standardschriftart"><text:span text:style-name="T93">remote systems.</text:span></text:span></text:p>
          <text:p text:style-name="P16"><text:span text:style-name="Absatz-Standardschriftart"><text:span text:style-name="T87">→ Utilized</text:span></text:span><text:span text:style-name="Absatz-Standardschriftart"><text:span text:style-name="T89"> </text:span></text:span><text:span text:style-name="Absatz-Standardschriftart"><text:span text:style-name="T93">socket</text:span></text:span><text:span text:style-name="Absatz-Standardschriftart"><text:span text:style-name="T96"> </text:span></text:span><text:span text:style-name="Absatz-Standardschriftart"><text:span text:style-name="T93">programming</text:span></text:span><text:span text:style-name="Absatz-Standardschriftart"><text:span text:style-name="T87"> techniques</text:span></text:span><text:span text:style-name="Absatz-Standardschriftart"><text:span text:style-name="T89">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Absatz-Standardschriftart"><text:span text:style-name="T87">establish</text:span></text:span><text:span text:style-name="Absatz-Standardschriftart"><text:span text:style-name="T89"> </text:span></text:span><text:span text:style-name="Absatz-Standardschriftart"><text:span text:style-name="T87">connections</text:span></text:span><text:span text:style-name="Absatz-Standardschriftart"><text:span text:style-name="T89"> </text:span></text:span><text:span text:style-name="T86">with</text:span><text:span text:style-name="Absatz-Standardschriftart"><text:span text:style-name="T89"> </text:span></text:span><text:span text:style-name="Absatz-Standardschriftart"><text:span text:style-name="T93">target</text:span></text:span><text:span text:style-name="Absatz-Standardschriftart"><text:span text:style-name="T96"> </text:span></text:span><text:span text:style-name="T86">IP</text:span><text:span text:style-name="Absatz-Standardschriftart"><text:span text:style-name="T93"> </text:span></text:span><text:span text:style-name="Absatz-Standardschriftart"><text:span text:style-name="T87">addresses</text:span></text:span><text:span text:style-name="Absatz-Standardschriftart"><text:span text:style-name="T93"> </text:span></text:span><text:span text:style-name="Absatz-Standardschriftart"><text:span text:style-name="T87">and</text:span></text:span><text:span text:style-name="Absatz-Standardschriftart"><text:span text:style-name="T89"> <text:tab/></text:span></text:span><text:span text:style-name="Absatz-Standardschriftart"><text:span text:style-name="T93">systematically</text:span></text:span><text:span text:style-name="Absatz-Standardschriftart"><text:span text:style-name="T98"> </text:span></text:span><text:span text:style-name="Absatz-Standardschriftart"><text:span text:style-name="T93">probe</text:span></text:span><text:span text:style-name="Absatz-Standardschriftart"><text:span text:style-name="T89"> for</text:span></text:span><text:span text:style-name="Absatz-Standardschriftart"><text:span text:style-name="T93"> </text:span></text:span><text:span text:style-name="Absatz-Standardschriftart"><text:span text:style-name="T87">open</text:span></text:span><text:span text:style-name="Absatz-Standardschriftart"><text:span text:style-name="T97"> </text:span></text:span><text:span text:style-name="Absatz-Standardschriftart"><text:span text:style-name="T93">ports</text:span></text:span><text:span text:style-name="Absatz-Standardschriftart"><text:span text:style-name="T99"> </text:span></text:span><text:span text:style-name="T86">within</text:span><text:span text:style-name="Absatz-Standardschriftart"><text:span text:style-name="T96"> </text:span></text:span><text:span text:style-name="Absatz-Standardschriftart"><text:span text:style-name="T87">specified</text:span></text:span><text:span text:style-name="Absatz-Standardschriftart"><text:span text:style-name="T93"> </text:span></text:span><text:span text:style-name="Absatz-Standardschriftart"><text:span text:style-name="T87">port</text:span></text:span><text:span text:style-name="Absatz-Standardschriftart"><text:span text:style-name="T91"> </text:span></text:span><text:span text:style-name="Absatz-Standardschriftart"><text:span text:style-name="T87">ranges,</text:span></text:span><text:span text:style-name="Absatz-Standardschriftart"><text:span text:style-name="T96"> </text:span></text:span><text:span text:style-name="Absatz-Standardschriftart"><text:span text:style-name="T87">providing</text:span></text:span><text:span text:style-name="Absatz-Standardschriftart"><text:span text:style-name="T93"> valuable </text:span></text:span><text:span text:style-name="Absatz-Standardschriftart"><text:span text:style-name="T87">insights</text:span></text:span><text:span text:style-name="Absatz-Standardschriftart"><text:span text:style-name="T93"> into</text:span></text:span><text:span text:style-name="Absatz-Standardschriftart"><text:span text:style-name="T96"> <text:tab/></text:span></text:span><text:span text:style-name="Absatz-Standardschriftart"><text:span text:style-name="T87">potential</text:span></text:span><text:span text:style-name="T86"> </text:span><text:span text:style-name="Absatz-Standardschriftart"><text:span text:style-name="T87">vulnerabilities.</text:span></text:span></text:p>
          <text:p text:style-name="P21"><text:span text:style-name="Absatz-Standardschriftart"><text:span text:style-name="T93">→ Incorporated</text:span></text:span><text:span text:style-name="Absatz-Standardschriftart"><text:span text:style-name="T89"> </text:span></text:span><text:span text:style-name="Absatz-Standardschriftart"><text:span text:style-name="T87">flexible</text:span></text:span><text:span text:style-name="Absatz-Standardschriftart"><text:span text:style-name="T93"> </text:span></text:span><text:span text:style-name="Absatz-Standardschriftart"><text:span text:style-name="T87">command-line</text:span></text:span><text:span text:style-name="Absatz-Standardschriftart"><text:span text:style-name="T89"> </text:span></text:span><text:span text:style-name="Absatz-Standardschriftart"><text:span text:style-name="T87">options,</text:span></text:span><text:span text:style-name="Absatz-Standardschriftart"><text:span text:style-name="T95"> </text:span></text:span><text:span text:style-name="Absatz-Standardschriftart"><text:span text:style-name="T87">allowing </text:span></text:span><text:span text:style-name="Absatz-Standardschriftart"><text:span text:style-name="T93">users</text:span></text:span><text:span text:style-name="Absatz-Standardschriftart"><text:span text:style-name="T89"> </text:span></text:span><text:span text:style-name="Absatz-Standardschriftart"><text:span text:style-name="T87">to</text:span></text:span><text:span text:style-name="Absatz-Standardschriftart"><text:span text:style-name="T89"> </text:span></text:span><text:span text:style-name="Absatz-Standardschriftart"><text:span text:style-name="T87">define</text:span></text:span><text:span text:style-name="Absatz-Standardschriftart"><text:span text:style-name="T93"> target</text:span></text:span><text:span text:style-name="Absatz-Standardschriftart"><text:span text:style-name="T95"> </text:span></text:span><text:span text:style-name="T86">IP</text:span><text:span text:style-name="Absatz-Standardschriftart"><text:span text:style-name="T87"> addresses</text:span></text:span><text:span text:style-name="Absatz-Standardschriftart"><text:span text:style-name="T99"> </text:span></text:span><text:span text:style-name="Absatz-Standardschriftart"><text:span text:style-name="T87">and</text:span></text:span><text:span text:style-name="Absatz-Standardschriftart"><text:span text:style-name="T96"> </text:span></text:span><text:span text:style-name="Absatz-Standardschriftart"><text:span text:style-name="T87">port</text:span></text:span><text:span text:style-name="Absatz-Standardschriftart"><text:span text:style-name="T95"> </text:span></text:span><text:span text:style-name="Absatz-Standardschriftart"><text:span text:style-name="T87">ranges.</text:span></text:span></text:p>
          <text:p text:style-name="P20"><text:span text:style-name="Absatz-Standardschriftart"><text:span text:style-name="T93">→ Demonstrated</text:span></text:span><text:span text:style-name="Absatz-Standardschriftart"><text:span text:style-name="T89"> </text:span></text:span><text:span text:style-name="Absatz-Standardschriftart"><text:span text:style-name="T93">strong</text:span></text:span><text:span text:style-name="Absatz-Standardschriftart"><text:span text:style-name="T87"> problem-solving</text:span></text:span><text:span text:style-name="Absatz-Standardschriftart"><text:span text:style-name="T93"> </text:span></text:span><text:span text:style-name="T86">skills,</text:span><text:span text:style-name="Absatz-Standardschriftart"><text:span text:style-name="T95"> </text:span></text:span><text:span text:style-name="Absatz-Standardschriftart"><text:span text:style-name="T93">att</text:span></text:span><text:span text:style-name="Absatz-Standardschriftart"><text:span text:style-name="T87">ention</text:span></text:span><text:span text:style-name="Absatz-Standardschriftart"><text:span text:style-name="T96"> to</text:span></text:span><text:span text:style-name="Absatz-Standardschriftart"><text:span text:style-name="T89"> </text:span></text:span><text:span text:style-name="Absatz-Standardschriftart"><text:span text:style-name="T87">detail,</text:span></text:span><text:span text:style-name="Absatz-Standardschriftart"><text:span text:style-name="T91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T86">an</text:span><text:span text:style-name="Absatz-Standardschriftart"><text:span text:style-name="T100"> </text:span></text:span><text:span text:style-name="Absatz-Standardschriftart"><text:span text:style-name="T87">in-depth</text:span></text:span><text:span text:style-name="Absatz-Standardschriftart"><text:span text:style-name="T89"> </text:span></text:span><text:span text:style-name="Absatz-Standardschriftart"><text:span text:style-name="T93">understanding </text:span></text:span><text:span text:style-name="Absatz-Standardschriftart"><text:span text:style-name="T87">of</text:span></text:span><text:span text:style-name="Absatz-Standardschriftart"><text:span text:style-name="T93"> <text:tab/></text:span></text:span><text:span text:style-name="Absatz-Standardschriftart"><text:span text:style-name="T87">network</text:span></text:span><text:span text:style-name="Absatz-Standardschriftart"><text:span text:style-name="T101"> </text:span></text:span><text:span text:style-name="Absatz-Standardschriftart"><text:span text:style-name="T93">protocols</text:span></text:span><text:span text:style-name="Absatz-Standardschriftart"><text:span text:style-name="T89"> </text:span></text:span><text:span text:style-name="Absatz-Standardschriftart"><text:span text:style-name="T87">and</text:span></text:span><text:span text:style-name="Absatz-Standardschriftart"><text:span text:style-name="T89"> </text:span></text:span><text:span text:style-name="Absatz-Standardschriftart"><text:span text:style-name="T93">socket</text:span></text:span><text:span text:style-name="Absatz-Standardschriftart"><text:span text:style-name="T95"> </text:span></text:span><text:span text:style-name="Absatz-Standardschriftart"><text:span text:style-name="T93">programming</text:span></text:span><text:span text:style-name="Absatz-Standardschriftart"><text:span text:style-name="T87"> </text:span></text:span><text:span text:style-name="Absatz-Standardschriftart"><text:span text:style-name="T93">concepts</text:span></text:span><text:span text:style-name="Absatz-Standardschriftart"><text:span text:style-name="T89"> </text:span></text:span><text:span text:style-name="Absatz-Standardschriftart"><text:span text:style-name="T97">in</text:span></text:span><text:span text:style-name="Absatz-Standardschriftart"><text:span text:style-name="T89"> </text:span></text:span><text:span text:style-name="Absatz-Standardschriftart"><text:span text:style-name="T87">developing </text:span></text:span><text:span text:style-name="T86">a</text:span><text:span text:style-name="Absatz-Standardschriftart"><text:span text:style-name="T89"> robust</text:span></text:span><text:span text:style-name="T86"> </text:span><text:span text:style-name="Absatz-Standardschriftart"><text:span text:style-name="T87">and</text:span></text:span><text:span text:style-name="Absatz-Standardschriftart"><text:span text:style-name="T96"> </text:span></text:span><text:span text:style-name="Absatz-Standardschriftart"><text:span text:style-name="T93">eff</text:span></text:span><text:span text:style-name="Absatz-Standardschriftart"><text:span text:style-name="T87">ective</text:span></text:span><text:span text:style-name="Absatz-Standardschriftart"><text:span text:style-name="T93"> </text:span></text:span><text:span text:style-name="Absatz-Standardschriftart"><text:span text:style-name="T87">open</text:span></text:span><text:span text:style-name="Absatz-Standardschriftart"><text:span text:style-name="T89"> </text:span></text:span><text:span text:style-name="Absatz-Standardschriftart"><text:span text:style-name="T87">port</text:span></text:span><text:span text:style-name="Absatz-Standardschriftart"><text:span text:style-name="T95"> <text:tab/></text:span></text:span><text:span text:style-name="Absatz-Standardschriftart"><text:span text:style-name="T89">scanner.</text:span></text:span><text:span text:style-name="T86"> </text:span><text:span text:style-name="Absatz-Standardschriftart"><text:span text:style-name="T15"><text:s/></text:span></text:span><text:span text:style-name="Absatz-Standardschriftart"><text:span text:style-name="T16">source code</text:span></text:span></text:p>
          <text:p text:style-name="P20"><text:span text:style-name="Absatz-Standardschriftart"><text:span text:style-name="T16"/></text:span></text:p>
        </text:list-header>
      </text:list>
      <text:p text:style-name="P1"><draw:custom-shape text:anchor-type="paragraph" draw:z-index="4" draw:name="Freeform 13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17"/></text:span></text:p>
      <text:list xml:id="list1416033436" text:style-name="L6">
        <text:list-item>
          <text:p text:style-name="P27"><text:bookmark text:name="_Technical_skills"/><text:span text:style-name="Absatz-Standardschriftart"><text:span text:style-name="T24">T</text:span></text:span><text:span text:style-name="Absatz-Standardschriftart"><text:span text:style-name="T34">e</text:span></text:span><text:span text:style-name="Absatz-Standardschriftart"><text:span text:style-name="T25">c</text:span></text:span><text:span text:style-name="Absatz-Standardschriftart"><text:span text:style-name="T34">h</text:span></text:span><text:span text:style-name="Absatz-Standardschriftart"><text:span text:style-name="T22">n</text:span></text:span><text:span text:style-name="Absatz-Standardschriftart"><text:span text:style-name="T34">i</text:span></text:span><text:span text:style-name="Absatz-Standardschriftart"><text:span text:style-name="T19">c</text:span></text:span><text:span text:style-name="Absatz-Standardschriftart"><text:span text:style-name="T23">a</text:span></text:span><text:span text:style-name="Absatz-Standardschriftart"><text:span text:style-name="T34">l </text:span></text:span><text:span text:style-name="Absatz-Standardschriftart"><text:span text:style-name="T26">s</text:span></text:span><text:span text:style-name="Absatz-Standardschriftart"><text:span text:style-name="T25">k</text:span></text:span><text:span text:style-name="Absatz-Standardschriftart"><text:span text:style-name="T34">i</text:span></text:span><text:span text:style-name="Absatz-Standardschriftart"><text:span text:style-name="T25">l</text:span></text:span><text:span text:style-name="Absatz-Standardschriftart"><text:span text:style-name="T22">l</text:span></text:span><text:span text:style-name="Absatz-Standardschriftart"><text:span text:style-name="T34">s</text:span></text:span></text:p>
        </text:list-item>
      </text:list>
      <text:p text:style-name="P3"/>
      <text:p text:style-name="P1"><draw:custom-shape text:anchor-type="paragraph" draw:z-index="5" draw:name="Freeform 10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35"/></text:span></text:p>
      <text:list xml:id="list3190041353" text:style-name="L7">
        <text:list-header>
          <text:p text:style-name="P9"><text:span text:style-name="Absatz-Standardschriftart"><text:span text:style-name="T38">→</text:span></text:span><text:span text:style-name="Absatz-Standardschriftart"><text:span text:style-name="T36"> </text:span></text:span><text:span text:style-name="Absatz-Standardschriftart"><text:span text:style-name="T38">Programming</text:span></text:span><text:span text:style-name="Absatz-Standardschriftart"><text:span text:style-name="T39"> </text:span></text:span><text:span text:style-name="Absatz-Standardschriftart"><text:span text:style-name="T40">Languages,</text:span></text:span><text:span text:style-name="Absatz-Standardschriftart"><text:span text:style-name="T41">modules and frameworks</text:span></text:span><text:span text:style-name="Absatz-Standardschriftart"><text:span text:style-name="T40">-:</text:span></text:span><text:span text:style-name="Absatz-Standardschriftart"><text:span text:style-name="T42"> </text:span></text:span></text:p>
          <text:list>
            <text:list-item>
              <text:p text:style-name="P9"><text:span text:style-name="Absatz-Standardschriftart"><text:span text:style-name="T50">C/C++,</text:span></text:span><text:span text:style-name="Absatz-Standardschriftart"><text:span text:style-name="T51"> </text:span></text:span><text:span text:style-name="Absatz-Standardschriftart"><text:span text:style-name="T52">Python,</text:span></text:span><text:span text:style-name="Absatz-Standardschriftart"><text:span text:style-name="T53"> </text:span></text:span><text:span text:style-name="Absatz-Standardschriftart"><text:span text:style-name="T54">Java , </text:span></text:span><text:span text:style-name="Absatz-Standardschriftart"><text:span text:style-name="T55">HTML , Numpy, Pandas, Matplotlib,</text:span></text:span><text:span text:style-name="Absatz-Standardschriftart"><text:span text:style-name="T56">Js, Data structures </text:span></text:span><text:span text:style-name="Absatz-Standardschriftart"><text:span text:style-name="T57">and </text:span></text:span><text:span text:style-name="Absatz-Standardschriftart"><text:span text:style-name="T56">Algorithms.</text:span></text:span></text:p>
            </text:list-item>
          </text:list>
          <text:p text:style-name="P10"><text:span text:style-name="Absatz-Standardschriftart"><text:span text:style-name="T38">→ Software</text:span></text:span><text:span text:style-name="Absatz-Standardschriftart"><text:span text:style-name="T43"> </text:span></text:span><text:span text:style-name="Absatz-Standardschriftart"><text:span text:style-name="T44">and</text:span></text:span><text:span text:style-name="Absatz-Standardschriftart"><text:span text:style-name="T45"> </text:span></text:span><text:span text:style-name="Absatz-Standardschriftart"><text:span text:style-name="T46">Packages-:</text:span></text:span><text:span text:style-name="Absatz-Standardschriftart"><text:span text:style-name="T47"> </text:span></text:span></text:p>
          <text:list text:continue-numbering="true">
            <text:list-item>
              <text:p text:style-name="P10"><text:span text:style-name="Absatz-Standardschriftart"><text:span text:style-name="T48">Android studio, Jupyter, Vs-code, Pycharm, GitHub </text:span></text:span><text:span text:style-name="Absatz-Standardschriftart"><text:span text:style-name="T49">and</text:span></text:span><text:span text:style-name="Absatz-Standardschriftart"><text:span text:style-name="T48"> Linux.</text:span></text:span></text:p>
              <text:p text:style-name="P10"><text:span text:style-name="Absatz-Standardschriftart"><text:span text:style-name="T37"/></text:span></text:p>
            </text:list-item>
          </text:list>
        </text:list-header>
      </text:list>
      <text:p text:style-name="P1"><draw:custom-shape text:anchor-type="paragraph" draw:z-index="6" draw:name="Freeform 7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Absatz-Standardschriftart"><text:span text:style-name="T35"/></text:span></text:p>
      <text:list xml:id="list172504060789044" text:style-name="L6">
        <text:list-item>
          <text:p text:style-name="P11"><text:bookmark text:name="_Achievements"/><text:span text:style-name="Absatz-Standardschriftart"><text:span text:style-name="T18">Achievements</text:span></text:span></text:p>
        </text:list-item>
      </text:list>
      <text:p text:style-name="P3"/>
      <text:list xml:id="list3776481983" text:style-name="L8">
        <text:list-header>
          <text:p text:style-name="P22"><draw:custom-shape text:anchor-type="paragraph" draw:z-index="7" draw:name="Freeform 4" draw:style-name="gr1" draw:text-style-name="P37" svg:width="17.932cm" svg:height="0.004cm" svg:x="0.011cm" svg:y="0.011cm"><text:p/><draw:enhanced-geometry svg:viewBox="0 0 6455410 1270" draw:text-areas="?f8 ?f9 ?f11 ?f12" draw:glue-points="?f8 ?f9 ?f10 ?f9" draw:type="non-primitive" draw:enhanced-path="M 0 0 L 6454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55410"/><draw:equation draw:name="f7" draw:formula="?f4 / 1270"/><draw:equation draw:name="f8" draw:formula="0 / ?f6"/><draw:equation draw:name="f9" draw:formula="0 / ?f7"/><draw:equation draw:name="f10" draw:formula="6454775 / ?f6"/><draw:equation draw:name="f11" draw:formula="6455410 / ?f6"/><draw:equation draw:name="f12" draw:formula="1270 / ?f7"/></draw:enhanced-geometry></draw:custom-shape><text:span text:style-name="T63">→ Secured the </text:span><text:span text:style-name="T66">first</text:span><text:span text:style-name="T63"> position </text:span><text:span text:style-name="T66">twice</text:span><text:span text:style-name="T63"> in the senior category at the divisional-level Children's <text:tab/></text:span><text:span text:style-name="T66">Science Quiz.</text:span></text:p>
          <text:p text:style-name="P22"><text:span text:style-name="Absatz-Standardschriftart"><text:span text:style-name="T64">→ Attained the </text:span></text:span><text:span text:style-name="Absatz-Standardschriftart"><text:span text:style-name="T65">second</text:span></text:span><text:span text:style-name="Absatz-Standardschriftart"><text:span text:style-name="T64"> position in an inter college </text:span></text:span><text:span text:style-name="Absatz-Standardschriftart"><text:span text:style-name="T65">debate</text:span></text:span><text:span text:style-name="Absatz-Standardschriftart"><text:span text:style-name="T64"> competition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882cm" fo:margin-right="0cm" fo:margin-top="0.004cm" fo:margin-bottom="0cm" style:contextual-spacing="false" fo:hyphenation-ladder-count="no-limit" fo:text-indent="-0.635cm" style:auto-text-indent="false">
        <style:tab-stops/>
      </style:paragraph-properties>
      <style:text-properties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size-complex="16pt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882cm" fo:margin-right="0cm" fo:margin-top="0.268cm" fo:margin-bottom="0cm" style:contextual-spacing="false" fo:hyphenation-ladder-count="no-limit" fo:text-indent="-0.635cm" style:auto-text-indent="false">
        <style:tab-stops/>
      </style:paragraph-properties>
      <style:text-properties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size-complex="13pt" style:font-weight-complex="bold" fo:hyphenate="false" loext:hyphenation-no-caps="false"/>
    </style:style>
    <style:style style:name="Textkörper" style:family="paragraph" style:parent-style-name="Standard">
      <style:paragraph-properties fo:margin-left="0.882cm" fo:margin-right="0cm" fo:margin-top="0.012cm" fo:margin-bottom="0cm" style:contextual-spacing="false" fo:hyphenation-ladder-count="no-limit" fo:text-indent="-0.635cm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size-complex="11pt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size-complex="12pt"/>
    </style:style>
    <style:style style:name="WW_5f_CharLFO3LVL1" style:display-name="WW_CharLFO3LVL1" style:family="text">
      <style:text-properties fo:color="#2e5395" loext:opacity="100%" style:font-name="Wingdings" fo:font-family="Wingdings" style:font-family-generic="system" style:font-pitch="variable" style:font-charset="x-symbol" fo:font-size="16pt" style:font-name-asian="Wingdings" style:font-family-asian="Wingdings" style:font-family-generic-asian="system" style:font-pitch-asian="variable" style:font-charset-asian="x-symbol" style:font-size-asian="16pt" style:font-size-complex="16pt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size-complex="11pt"/>
    </style:style>
    <style:style style:name="WW_5f_CharLFO5LVL1" style:display-name="WW_CharLFO5LVL1" style:family="text">
      <style:text-properties fo:color="#2e5395" loext:opacity="100%" style:font-name="Wingdings" fo:font-family="Wingdings" style:font-family-generic="system" style:font-pitch="variable" style:font-charset="x-symbol" fo:font-size="13pt" style:font-name-asian="Wingdings" style:font-family-asian="Wingdings" style:font-family-generic-asian="system" style:font-pitch-asian="variable" style:font-charset-asian="x-symbol" style:font-size-asian="13pt" style:font-size-complex="13pt" style:text-scale="99%"/>
    </style:style>
    <style:style style:name="WW_5f_CharLFO6LVL1" style:display-name="WW_CharLFO6LVL1" style:family="text">
      <style:text-properties fo:color="#2e5395" loext:opacity="100%" style:font-name="Wingdings" fo:font-family="Wingdings" style:font-family-generic="system" style:font-pitch="variable" style:font-charset="x-symbol" fo:font-size="16pt" style:font-name-asian="Wingdings" style:font-family-asian="Wingdings" style:font-family-generic-asian="system" style:font-pitch-asian="variable" style:font-charset-asian="x-symbol" style:font-size-asian="16pt" style:font-size-complex="16pt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fo:font-size="13pt" style:font-name-asian="Wingdings" style:font-family-asian="Wingdings" style:font-family-generic-asian="system" style:font-pitch-asian="variable" style:font-charset-asian="x-symbol" style:font-size-asian="13pt" style:font-size-complex="13pt" style:text-scale="99%"/>
    </style:style>
    <style:style style:name="WW_5f_CharLFO8LVL1" style:display-name="WW_CharLFO8LVL1" style:family="text">
      <style:text-properties fo:color="#2e5395" loext:opacity="100%" style:font-name="Wingdings" fo:font-family="Wingdings" style:font-family-generic="system" style:font-pitch="variable" style:font-charset="x-symbol" fo:font-size="16pt" style:font-name-asian="Wingdings" style:font-family-asian="Wingdings" style:font-family-generic-asian="system" style:font-pitch-asian="variable" style:font-charset-asian="x-symbol" style:font-size-asian="16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Bullet_20_Symbols" loext:num-list-format="%1%" style:num-format="">
        <style:list-level-properties text:space-before="0.64cm"/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.282cm" fo:margin-bottom="0.494cm" fo:margin-left="1.658cm" fo:margin-right="1.0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4-01-02T11:54:00Z</meta:creation-date>
    <dc:date>2024-01-02T22:19:00.236050011</dc:date>
    <meta:editing-cycles>4</meta:editing-cycles>
    <meta:editing-duration>PT13M14S</meta:editing-duration>
    <meta:document-statistic meta:table-count="0" meta:image-count="0" meta:object-count="0" meta:page-count="1" meta:paragraph-count="44" meta:word-count="473" meta:character-count="3234" meta:non-whitespace-character-count="2719"/>
    <meta:user-defined meta:name="Created" meta:value-type="date">2024-01-02T00:00:00Z</meta:user-defined>
    <meta:user-defined meta:name="LastSaved" meta:value-type="date">2024-01-02T00:00:00Z</meta:user-defined>
    <meta:template xlink:type="simple" xlink:actuate="onRequest" xlink:title="" xlink:href="Normal.dotm"/>
  </office:meta>
</office:document-meta>
</file>